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6">
            <text:p>1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6">
            <text:p>19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72">
            <text:p>27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228">
            <text:p>1522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339">
            <text:p>1533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924">
            <text:p>159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6">
            <text:p>2021-02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3 - 1.24)">
            <text:p>(0.73 - 1.2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10.125">
            <text:p>-810.1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43831151043664">
            <text:p>-0.044383115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48520024511198">
            <text:p>0.8485200245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5.2681663163921">
            <text:p>-15.2681663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73.25">
            <text:p>-273.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47553904692879">
            <text:p>-0.0247553905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914557278897775">
            <text:p>0.9145572789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7.6518269142347">
            <text:p>-27.6518269142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5.25">
            <text:p>-125.2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07069584544367">
            <text:p>-0.0107069585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62750337769788">
            <text:p>0.9627503378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682">
            <text:p>15682</text:p>
          </table:table-cell>
          <table:table-cell office:value-type="float" office:value="24844">
            <text:p>24844</text:p>
          </table:table-cell>
          <table:table-cell office:value-type="float" office:value="-195.375">
            <text:p>-195.375</text:p>
          </table:table-cell>
          <table:table-cell office:value-type="float" office:value="-54.625">
            <text:p>-54.625</text:p>
          </table:table-cell>
          <table:table-cell office:value-type="float" office:value="-1423.875">
            <text:p>-1423.875</text:p>
          </table:table-cell>
          <table:table-cell office:value-type="float" office:value="-0.0177066340402393">
            <text:p>-0.017706634</text:p>
          </table:table-cell>
          <table:table-cell office:value-type="float" office:value="-0.00348329294732815">
            <text:p>-0.0034832929</text:p>
          </table:table-cell>
          <table:table-cell office:value-type="float" office:value="-0.0573126308162937">
            <text:p>-0.0573126308</text:p>
          </table:table-cell>
          <table:table-cell office:value-type="float" office:value="0.938641289641671">
            <text:p>0.9386412896</text:p>
          </table:table-cell>
          <table:table-cell office:value-type="float" office:value="0.987832256010675">
            <text:p>0.987832256</text:p>
          </table:table-cell>
          <table:table-cell office:value-type="float" office:value="0.805843877939098">
            <text:p>0.8058438779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712">
            <text:p>11712</text:p>
          </table:table-cell>
          <table:table-cell office:value-type="float" office:value="15212">
            <text:p>15212</text:p>
          </table:table-cell>
          <table:table-cell office:value-type="float" office:value="22490">
            <text:p>22490</text:p>
          </table:table-cell>
          <table:table-cell office:value-type="float" office:value="-128.375">
            <text:p>-128.375</text:p>
          </table:table-cell>
          <table:table-cell office:value-type="float" office:value="-59.25">
            <text:p>-59.25</text:p>
          </table:table-cell>
          <table:table-cell office:value-type="float" office:value="-1395.875">
            <text:p>-1395.875</text:p>
          </table:table-cell>
          <table:table-cell office:value-type="float" office:value="-0.0109609801912568">
            <text:p>-0.0109609802</text:p>
          </table:table-cell>
          <table:table-cell office:value-type="float" office:value="-0.00389495135419406">
            <text:p>-0.0038949514</text:p>
          </table:table-cell>
          <table:table-cell office:value-type="float" office:value="-0.0620664739884393">
            <text:p>-0.062066474</text:p>
          </table:table-cell>
          <table:table-cell office:value-type="float" office:value="0.961872049780637">
            <text:p>0.9618720498</text:p>
          </table:table-cell>
          <table:table-cell office:value-type="float" office:value="0.986397404726582">
            <text:p>0.9863974047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044">
            <text:p>11044</text:p>
          </table:table-cell>
          <table:table-cell office:value-type="float" office:value="14488">
            <text:p>14488</text:p>
          </table:table-cell>
          <table:table-cell office:value-type="float" office:value="19983">
            <text:p>19983</text:p>
          </table:table-cell>
          <table:table-cell office:value-type="float" office:value="21.25">
            <text:p>21.25</text:p>
          </table:table-cell>
          <table:table-cell office:value-type="float" office:value="-990.375">
            <text:p>-990.375</text:p>
          </table:table-cell>
          <table:table-cell office:value-type="float" office:value="-117.375">
            <text:p>-117.375</text:p>
          </table:table-cell>
          <table:table-cell office:value-type="float" office:value="0.00192412169503803">
            <text:p>0.0019241217</text:p>
          </table:table-cell>
          <table:table-cell office:value-type="float" office:value="-0.068358296521259">
            <text:p>-0.0683582965</text:p>
          </table:table-cell>
          <table:table-cell office:value-type="float" office:value="-0.00587374268127909">
            <text:p>-0.0058737427</text:p>
          </table:table-cell>
          <table:table-cell office:value-type="float" office:value="1.00674168233146">
            <text:p>1.0067416823</text:p>
          </table:table-cell>
          <table:table-cell office:value-type="float" office:value="0.769904761314039">
            <text:p>0.7699047613</text:p>
          </table:table-cell>
          <table:table-cell office:value-type="float" office:value="0.979509522287571">
            <text:p>0.9795095223</text:p>
          </table:table-cell>
          <table:table-cell office:value-type="float" office:value="0">
            <text:p>0</text:p>
          </table:table-cell>
          <table:table-cell office:value-type="float" office:value="-9.78924979481227">
            <text:p>-9.78924979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0630">
            <text:p>10630</text:p>
          </table:table-cell>
          <table:table-cell office:value-type="float" office:value="14168">
            <text:p>14168</text:p>
          </table:table-cell>
          <table:table-cell office:value-type="float" office:value="21096">
            <text:p>21096</text:p>
          </table:table-cell>
          <table:table-cell office:value-type="float" office:value="-429.5">
            <text:p>-429.5</text:p>
          </table:table-cell>
          <table:table-cell office:value-type="float" office:value="-2.5">
            <text:p>-2.5</text:p>
          </table:table-cell>
          <table:table-cell office:value-type="float" office:value="110.75">
            <text:p>110.75</text:p>
          </table:table-cell>
          <table:table-cell office:value-type="float" office:value="-0.0404045155221072">
            <text:p>-0.0404045155</text:p>
          </table:table-cell>
          <table:table-cell office:value-type="float" office:value="-0.000176453980801807">
            <text:p>-0.000176454</text:p>
          </table:table-cell>
          <table:table-cell office:value-type="float" office:value="0.00524981039059537">
            <text:p>0.0052498104</text:p>
          </table:table-cell>
          <table:table-cell office:value-type="float" office:value="0.861783944426794">
            <text:p>0.8617839444</text:p>
          </table:table-cell>
          <table:table-cell office:value-type="float" office:value="0.999382472093768">
            <text:p>0.9993824721</text:p>
          </table:table-cell>
          <table:table-cell office:value-type="float" office:value="1.01842835496499">
            <text:p>1.018428355</text:p>
          </table:table-cell>
          <table:table-cell office:value-type="float" office:value="-16.8062351499697">
            <text:p>-16.80623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0770">
            <text:p>10770</text:p>
          </table:table-cell>
          <table:table-cell office:value-type="float" office:value="14142">
            <text:p>14142</text:p>
          </table:table-cell>
          <table:table-cell office:value-type="float" office:value="21295">
            <text:p>21295</text:p>
          </table:table-cell>
          <table:table-cell office:value-type="float" office:value="-84.25">
            <text:p>-84.25</text:p>
          </table:table-cell>
          <table:table-cell office:value-type="float" office:value="-332">
            <text:p>-332</text:p>
          </table:table-cell>
          <table:table-cell office:value-type="float" office:value="-67">
            <text:p>-67</text:p>
          </table:table-cell>
          <table:table-cell office:value-type="float" office:value="-0.00782265552460538">
            <text:p>-0.0078226555</text:p>
          </table:table-cell>
          <table:table-cell office:value-type="float" office:value="-0.0234761702729458">
            <text:p>-0.0234761703</text:p>
          </table:table-cell>
          <table:table-cell office:value-type="float" office:value="-0.00314627846912421">
            <text:p>-0.0031462785</text:p>
          </table:table-cell>
          <table:table-cell office:value-type="float" office:value="0.972740645785216">
            <text:p>0.9727406458</text:p>
          </table:table-cell>
          <table:table-cell office:value-type="float" office:value="0.918913619963231">
            <text:p>0.91891362</text:p>
          </table:table-cell>
          <table:table-cell office:value-type="float" office:value="0.989007427531748">
            <text:p>0.9890074275</text:p>
          </table:table-cell>
          <table:table-cell office:value-type="float" office:value="0">
            <text:p>0</text:p>
          </table:table-cell>
          <table:table-cell office:value-type="float" office:value="-29.1776187555927">
            <text:p>-29.1776187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218">
            <text:p>11218</text:p>
          </table:table-cell>
          <table:table-cell office:value-type="float" office:value="14806">
            <text:p>14806</text:p>
          </table:table-cell>
          <table:table-cell office:value-type="float" office:value="20397">
            <text:p>20397</text:p>
          </table:table-cell>
          <table:table-cell office:value-type="float" office:value="-106.625">
            <text:p>-106.625</text:p>
          </table:table-cell>
          <table:table-cell office:value-type="float" office:value="-202.25">
            <text:p>-202.25</text:p>
          </table:table-cell>
          <table:table-cell office:value-type="float" office:value="-156.75">
            <text:p>-156.75</text:p>
          </table:table-cell>
          <table:table-cell office:value-type="float" office:value="-0.00950481369228026">
            <text:p>-0.0095048137</text:p>
          </table:table-cell>
          <table:table-cell office:value-type="float" office:value="-0.0136600027016075">
            <text:p>-0.0136600027</text:p>
          </table:table-cell>
          <table:table-cell office:value-type="float" office:value="-0.0076849536696573">
            <text:p>-0.0076849537</text:p>
          </table:table-cell>
          <table:table-cell office:value-type="float" office:value="0.966910221384336">
            <text:p>0.9669102214</text:p>
          </table:table-cell>
          <table:table-cell office:value-type="float" office:value="0.952555718065037">
            <text:p>0.9525557181</text:p>
          </table:table-cell>
          <table:table-cell office:value-type="float" office:value="0.973218416841493">
            <text:p>0.9732184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044">
            <text:p>11044</text:p>
          </table:table-cell>
          <table:table-cell office:value-type="float" office:value="14601">
            <text:p>14601</text:p>
          </table:table-cell>
          <table:table-cell office:value-type="float" office:value="19983">
            <text:p>19983</text:p>
          </table:table-cell>
          <table:table-cell office:value-type="float" office:value="21.25">
            <text:p>21.25</text:p>
          </table:table-cell>
          <table:table-cell office:value-type="float" office:value="-19.25">
            <text:p>-19.25</text:p>
          </table:table-cell>
          <table:table-cell office:value-type="float" office:value="-117.375">
            <text:p>-117.375</text:p>
          </table:table-cell>
          <table:table-cell office:value-type="float" office:value="0.00192412169503803">
            <text:p>0.0019241217</text:p>
          </table:table-cell>
          <table:table-cell office:value-type="float" office:value="-0.00131840284911992">
            <text:p>-0.0013184028</text:p>
          </table:table-cell>
          <table:table-cell office:value-type="float" office:value="-0.00587374268127909">
            <text:p>-0.0058737427</text:p>
          </table:table-cell>
          <table:table-cell office:value-type="float" office:value="1.00674168233146">
            <text:p>1.0067416823</text:p>
          </table:table-cell>
          <table:table-cell office:value-type="float" office:value="0.995388996872782">
            <text:p>0.9953889969</text:p>
          </table:table-cell>
          <table:table-cell office:value-type="float" office:value="0.979509522287571">
            <text:p>0.97950952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940">
            <text:p>10940</text:p>
          </table:table-cell>
          <table:table-cell office:value-type="float" office:value="15090">
            <text:p>15090</text:p>
          </table:table-cell>
          <table:table-cell office:value-type="float" office:value="21148">
            <text:p>21148</text:p>
          </table:table-cell>
          <table:table-cell office:value-type="float" office:value="-33.625">
            <text:p>-33.62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-0.0030735831809872">
            <text:p>-0.0030735832</text:p>
          </table:table-cell>
          <table:table-cell office:value-type="float" office:value="0.00218687872763419">
            <text:p>0.0021868787</text:p>
          </table:table-cell>
          <table:table-cell office:value-type="float" office:value="0.00113485908832987">
            <text:p>0.0011348591</text:p>
          </table:table-cell>
          <table:table-cell office:value-type="float" office:value="0.989260974817143">
            <text:p>0.9892609748</text:p>
          </table:table-cell>
          <table:table-cell office:value-type="float" office:value="1.00766344912632">
            <text:p>1.0076634491</text:p>
          </table:table-cell>
          <table:table-cell office:value-type="float" office:value="1.00397453110325">
            <text:p>1.00397453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0791">
            <text:p>10791</text:p>
          </table:table-cell>
          <table:table-cell office:value-type="float" office:value="15053">
            <text:p>15053</text:p>
          </table:table-cell>
          <table:table-cell office:value-type="float" office:value="21403">
            <text:p>21403</text:p>
          </table:table-cell>
          <table:table-cell office:value-type="float" office:value="-113.875">
            <text:p>-113.875</text:p>
          </table:table-cell>
          <table:table-cell office:value-type="float" office:value="38.25">
            <text:p>38.25</text:p>
          </table:table-cell>
          <table:table-cell office:value-type="float" office:value="-70.375">
            <text:p>-70.375</text:p>
          </table:table-cell>
          <table:table-cell office:value-type="float" office:value="-0.0105527754610323">
            <text:p>-0.0105527755</text:p>
          </table:table-cell>
          <table:table-cell office:value-type="float" office:value="0.00254102172324454">
            <text:p>0.0025410217</text:p>
          </table:table-cell>
          <table:table-cell office:value-type="float" office:value="-0.00328809045460917">
            <text:p>-0.0032880905</text:p>
          </table:table-cell>
          <table:table-cell office:value-type="float" office:value="0.963283553583452">
            <text:p>0.9632835536</text:p>
          </table:table-cell>
          <table:table-cell office:value-type="float" office:value="1.0089062313425">
            <text:p>1.0089062313</text:p>
          </table:table-cell>
          <table:table-cell office:value-type="float" office:value="0.98851287402499">
            <text:p>0.988512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11000">
            <text:p>11000</text:p>
          </table:table-cell>
          <table:table-cell office:value-type="float" office:value="14249">
            <text:p>14249</text:p>
          </table:table-cell>
          <table:table-cell office:value-type="float" office:value="20260">
            <text:p>20260</text:p>
          </table:table-cell>
          <table:table-cell office:value-type="float" office:value="41.5">
            <text:p>41.5</text:p>
          </table:table-cell>
          <table:table-cell office:value-type="float" office:value="-151.25">
            <text:p>-151.25</text:p>
          </table:table-cell>
          <table:table-cell office:value-type="float" office:value="-80.75">
            <text:p>-80.75</text:p>
          </table:table-cell>
          <table:table-cell office:value-type="float" office:value="0.00377272727272727">
            <text:p>0.0037727273</text:p>
          </table:table-cell>
          <table:table-cell office:value-type="float" office:value="-0.0106147799845603">
            <text:p>-0.01061478</text:p>
          </table:table-cell>
          <table:table-cell office:value-type="float" office:value="-0.00398568608094768">
            <text:p>-0.0039856861</text:p>
          </table:table-cell>
          <table:table-cell office:value-type="float" office:value="1.01323244305785">
            <text:p>1.0132324431</text:p>
          </table:table-cell>
          <table:table-cell office:value-type="float" office:value="0.963069110220115">
            <text:p>0.9630691102</text:p>
          </table:table-cell>
          <table:table-cell office:value-type="float" office:value="0.986081234676013">
            <text:p>0.9860812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0990">
            <text:p>10990</text:p>
          </table:table-cell>
          <table:table-cell office:value-type="float" office:value="14276">
            <text:p>14276</text:p>
          </table:table-cell>
          <table:table-cell office:value-type="float" office:value="19810">
            <text:p>19810</text:p>
          </table:table-cell>
          <table:table-cell office:value-type="float" office:value="-8.5">
            <text:p>-8.5</text:p>
          </table:table-cell>
          <table:table-cell office:value-type="float" office:value="24.5">
            <text:p>24.5</text:p>
          </table:table-cell>
          <table:table-cell office:value-type="float" office:value="59.125">
            <text:p>59.125</text:p>
          </table:table-cell>
          <table:table-cell office:value-type="float" office:value="-0.000773430391264786">
            <text:p>-0.0007734304</text:p>
          </table:table-cell>
          <table:table-cell office:value-type="float" office:value="0.00171616699355562">
            <text:p>0.001716167</text:p>
          </table:table-cell>
          <table:table-cell office:value-type="float" office:value="0.00298460373548713">
            <text:p>0.0029846037</text:p>
          </table:table-cell>
          <table:table-cell office:value-type="float" office:value="0.997294166091931">
            <text:p>0.9972941661</text:p>
          </table:table-cell>
          <table:table-cell office:value-type="float" office:value="1.00601235712658">
            <text:p>1.0060123571</text:p>
          </table:table-cell>
          <table:table-cell office:value-type="float" office:value="1.01046357247874">
            <text:p>1.0104635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0808">
            <text:p>10808</text:p>
          </table:table-cell>
          <table:table-cell office:value-type="float" office:value="13980">
            <text:p>13980</text:p>
          </table:table-cell>
          <table:table-cell office:value-type="float" office:value="20579">
            <text:p>20579</text:p>
          </table:table-cell>
          <table:table-cell office:value-type="float" office:value="-147.625">
            <text:p>-147.625</text:p>
          </table:table-cell>
          <table:table-cell office:value-type="float" office:value="-1.875">
            <text:p>-1.875</text:p>
          </table:table-cell>
          <table:table-cell office:value-type="float" office:value="-73.25">
            <text:p>-73.25</text:p>
          </table:table-cell>
          <table:table-cell office:value-type="float" office:value="-0.0136588638045892">
            <text:p>-0.0136588638</text:p>
          </table:table-cell>
          <table:table-cell office:value-type="float" office:value="-0.00013412017167382">
            <text:p>-0.0001341202</text:p>
          </table:table-cell>
          <table:table-cell office:value-type="float" office:value="-0.00355945381213859">
            <text:p>-0.0035594538</text:p>
          </table:table-cell>
          <table:table-cell office:value-type="float" office:value="0.952559643222385">
            <text:p>0.9525596432</text:p>
          </table:table-cell>
          <table:table-cell office:value-type="float" office:value="0.999530614656054">
            <text:p>0.9995306147</text:p>
          </table:table-cell>
          <table:table-cell office:value-type="float" office:value="0.987566744291939">
            <text:p>0.98756674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742">
            <text:p>10742</text:p>
          </table:table-cell>
          <table:table-cell office:value-type="float" office:value="13950">
            <text:p>13950</text:p>
          </table:table-cell>
          <table:table-cell office:value-type="float" office:value="20330">
            <text:p>20330</text:p>
          </table:table-cell>
          <table:table-cell office:value-type="float" office:value="-120">
            <text:p>-120</text:p>
          </table:table-cell>
          <table:table-cell office:value-type="float" office:value="-217">
            <text:p>-217</text:p>
          </table:table-cell>
          <table:table-cell office:value-type="float" office:value="-48">
            <text:p>-48</text:p>
          </table:table-cell>
          <table:table-cell office:value-type="float" office:value="-0.011171104077453">
            <text:p>-0.0111711041</text:p>
          </table:table-cell>
          <table:table-cell office:value-type="float" office:value="-0.0155555555555556">
            <text:p>-0.0155555556</text:p>
          </table:table-cell>
          <table:table-cell office:value-type="float" office:value="-0.00236104279390064">
            <text:p>-0.0023610428</text:p>
          </table:table-cell>
          <table:table-cell office:value-type="float" office:value="0.961145731118881">
            <text:p>0.9611457311</text:p>
          </table:table-cell>
          <table:table-cell office:value-type="float" office:value="0.946029827160494">
            <text:p>0.9460298272</text:p>
          </table:table-cell>
          <table:table-cell office:value-type="float" office:value="0.991747276286574">
            <text:p>0.99174727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1000">
            <text:p>11000</text:p>
          </table:table-cell>
          <table:table-cell office:value-type="float" office:value="14262">
            <text:p>14262</text:p>
          </table:table-cell>
          <table:table-cell office:value-type="float" office:value="19523">
            <text:p>19523</text:p>
          </table:table-cell>
          <table:table-cell office:value-type="float" office:value="41.5">
            <text:p>41.5</text:p>
          </table:table-cell>
          <table:table-cell office:value-type="float" office:value="-137.5">
            <text:p>-137.5</text:p>
          </table:table-cell>
          <table:table-cell office:value-type="float" office:value="-149">
            <text:p>-149</text:p>
          </table:table-cell>
          <table:table-cell office:value-type="float" office:value="0.00377272727272727">
            <text:p>0.0037727273</text:p>
          </table:table-cell>
          <table:table-cell office:value-type="float" office:value="-0.00964100406675081">
            <text:p>-0.0096410041</text:p>
          </table:table-cell>
          <table:table-cell office:value-type="float" office:value="-0.00763202376683911">
            <text:p>-0.0076320238</text:p>
          </table:table-cell>
          <table:table-cell office:value-type="float" office:value="1.01323244305785">
            <text:p>1.0132324431</text:p>
          </table:table-cell>
          <table:table-cell office:value-type="float" office:value="0.966438665726826">
            <text:p>0.9664386657</text:p>
          </table:table-cell>
          <table:table-cell office:value-type="float" office:value="0.973402082478147">
            <text:p>0.97340208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780">
            <text:p>780</text:p>
          </table:table-cell>
          <table:table-cell office:value-type="float" office:value="10989">
            <text:p>10989</text:p>
          </table:table-cell>
          <table:table-cell office:value-type="float" office:value="14506">
            <text:p>14506</text:p>
          </table:table-cell>
          <table:table-cell office:value-type="float" office:value="19911">
            <text:p>19911</text:p>
          </table:table-cell>
          <table:table-cell office:value-type="float" office:value="-60.25">
            <text:p>-60.25</text:p>
          </table:table-cell>
          <table:table-cell office:value-type="float" office:value="-275.375">
            <text:p>-275.375</text:p>
          </table:table-cell>
          <table:table-cell office:value-type="float" office:value="-354.125">
            <text:p>-354.125</text:p>
          </table:table-cell>
          <table:table-cell office:value-type="float" office:value="-0.00548275548275548">
            <text:p>-0.0054827555</text:p>
          </table:table-cell>
          <table:table-cell office:value-type="float" office:value="-0.0189835240590101">
            <text:p>-0.0189835241</text:p>
          </table:table-cell>
          <table:table-cell office:value-type="float" office:value="-0.0177853950077846">
            <text:p>-0.017785395</text:p>
          </table:table-cell>
          <table:table-cell office:value-type="float" office:value="0.980869274601416">
            <text:p>0.9808692746</text:p>
          </table:table-cell>
          <table:table-cell office:value-type="float" office:value="0.934263999197435">
            <text:p>0.9342639992</text:p>
          </table:table-cell>
          <table:table-cell office:value-type="float" office:value="0.938371105212896">
            <text:p>0.9383711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530">
            <text:p>10530</text:p>
          </table:table-cell>
          <table:table-cell office:value-type="float" office:value="13841">
            <text:p>13841</text:p>
          </table:table-cell>
          <table:table-cell office:value-type="float" office:value="20683">
            <text:p>20683</text:p>
          </table:table-cell>
          <table:table-cell office:value-type="float" office:value="-106.75">
            <text:p>-106.75</text:p>
          </table:table-cell>
          <table:table-cell office:value-type="float" office:value="-349">
            <text:p>-349</text:p>
          </table:table-cell>
          <table:table-cell office:value-type="float" office:value="-163.125">
            <text:p>-163.125</text:p>
          </table:table-cell>
          <table:table-cell office:value-type="float" office:value="-0.0101377018043685">
            <text:p>-0.0101377018</text:p>
          </table:table-cell>
          <table:table-cell office:value-type="float" office:value="-0.0252149411169713">
            <text:p>-0.0252149411</text:p>
          </table:table-cell>
          <table:table-cell office:value-type="float" office:value="-0.0078869119566794">
            <text:p>-0.007886912</text:p>
          </table:table-cell>
          <table:table-cell office:value-type="float" office:value="0.964719478760544">
            <text:p>0.9647194788</text:p>
          </table:table-cell>
          <table:table-cell office:value-type="float" office:value="0.912993860871444">
            <text:p>0.9129938609</text:p>
          </table:table-cell>
          <table:table-cell office:value-type="float" office:value="0.972517726776838">
            <text:p>0.9725177268</text:p>
          </table:table-cell>
          <table:table-cell office:value-type="float" office:value="0">
            <text:p>0</text:p>
          </table:table-cell>
          <table:table-cell office:value-type="float" office:value="-27.1414931852667">
            <text:p>-27.1414931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92">
            <text:p>592</text:p>
          </table:table-cell>
          <table:table-cell office:value-type="float" office:value="10187">
            <text:p>10187</text:p>
          </table:table-cell>
          <table:table-cell office:value-type="float" office:value="13964">
            <text:p>13964</text:p>
          </table:table-cell>
          <table:table-cell office:value-type="float" office:value="20168">
            <text:p>20168</text:p>
          </table:table-cell>
          <table:table-cell office:value-type="float" office:value="-32">
            <text:p>-32</text:p>
          </table:table-cell>
          <table:table-cell office:value-type="float" office:value="-280.375">
            <text:p>-280.375</text:p>
          </table:table-cell>
          <table:table-cell office:value-type="float" office:value="25.25">
            <text:p>25.25</text:p>
          </table:table-cell>
          <table:table-cell office:value-type="float" office:value="-0.00314125846667321">
            <text:p>-0.0031412585</text:p>
          </table:table-cell>
          <table:table-cell office:value-type="float" office:value="-0.0200784159266686">
            <text:p>-0.0200784159</text:p>
          </table:table-cell>
          <table:table-cell office:value-type="float" office:value="0.00125198333994447">
            <text:p>0.0012519833</text:p>
          </table:table-cell>
          <table:table-cell office:value-type="float" office:value="0.989024935675963">
            <text:p>0.9890249357</text:p>
          </table:table-cell>
          <table:table-cell office:value-type="float" office:value="0.930515704117464">
            <text:p>0.9305157041</text:p>
          </table:table-cell>
          <table:table-cell office:value-type="float" office:value="1.00438501391588">
            <text:p>1.0043850139</text:p>
          </table:table-cell>
          <table:table-cell office:value-type="float" office:value="0">
            <text:p>0</text:p>
          </table:table-cell>
          <table:table-cell office:value-type="float" office:value="-34.1742601178006">
            <text:p>-34.1742601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985">
            <text:p>9985</text:p>
          </table:table-cell>
          <table:table-cell office:value-type="float" office:value="14161">
            <text:p>14161</text:p>
          </table:table-cell>
          <table:table-cell office:value-type="float" office:value="19667">
            <text:p>19667</text:p>
          </table:table-cell>
          <table:table-cell office:value-type="float" office:value="-58.75">
            <text:p>-58.75</text:p>
          </table:table-cell>
          <table:table-cell office:value-type="float" office:value="-115.875">
            <text:p>-115.875</text:p>
          </table:table-cell>
          <table:table-cell office:value-type="float" office:value="-306.5">
            <text:p>-306.5</text:p>
          </table:table-cell>
          <table:table-cell office:value-type="float" office:value="-0.00588382573860791">
            <text:p>-0.0058838257</text:p>
          </table:table-cell>
          <table:table-cell office:value-type="float" office:value="-0.00818268483864134">
            <text:p>-0.0081826848</text:p>
          </table:table-cell>
          <table:table-cell office:value-type="float" office:value="-0.0155844816189556">
            <text:p>-0.0155844816</text:p>
          </table:table-cell>
          <table:table-cell office:value-type="float" office:value="0.979474463949304">
            <text:p>0.9794744639</text:p>
          </table:table-cell>
          <table:table-cell office:value-type="float" office:value="0.971491837473846">
            <text:p>0.9714918375</text:p>
          </table:table-cell>
          <table:table-cell office:value-type="float" office:value="0.945930351425625">
            <text:p>0.9459303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238">
            <text:p>9238</text:p>
          </table:table-cell>
          <table:table-cell office:value-type="float" office:value="13900">
            <text:p>13900</text:p>
          </table:table-cell>
          <table:table-cell office:value-type="float" office:value="19778">
            <text:p>19778</text:p>
          </table:table-cell>
          <table:table-cell office:value-type="float" office:value="-249.25">
            <text:p>-249.25</text:p>
          </table:table-cell>
          <table:table-cell office:value-type="float" office:value="-293.25">
            <text:p>-293.25</text:p>
          </table:table-cell>
          <table:table-cell office:value-type="float" office:value="-256.5">
            <text:p>-256.5</text:p>
          </table:table-cell>
          <table:table-cell office:value-type="float" office:value="-0.0269809482571985">
            <text:p>-0.0269809483</text:p>
          </table:table-cell>
          <table:table-cell office:value-type="float" office:value="-0.0210971223021583">
            <text:p>-0.0210971223</text:p>
          </table:table-cell>
          <table:table-cell office:value-type="float" office:value="-0.0129689554049954">
            <text:p>-0.0129689554</text:p>
          </table:table-cell>
          <table:table-cell office:value-type="float" office:value="0.906993505374766">
            <text:p>0.9069935054</text:p>
          </table:table-cell>
          <table:table-cell office:value-type="float" office:value="0.927032445538533">
            <text:p>0.9270324455</text:p>
          </table:table-cell>
          <table:table-cell office:value-type="float" office:value="0.954938315938938">
            <text:p>0.9549383159</text:p>
          </table:table-cell>
          <table:table-cell office:value-type="float" office:value="-25.3420918902">
            <text:p>-25.3420918902</text:p>
          </table:table-cell>
          <table:table-cell office:value-type="float" office:value="-32.5072529379924">
            <text:p>-32.507252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9424">
            <text:p>9424</text:p>
          </table:table-cell>
          <table:table-cell office:value-type="float" office:value="13112">
            <text:p>13112</text:p>
          </table:table-cell>
          <table:table-cell office:value-type="float" office:value="18527">
            <text:p>18527</text:p>
          </table:table-cell>
          <table:table-cell office:value-type="float" office:value="-259.875">
            <text:p>-259.875</text:p>
          </table:table-cell>
          <table:table-cell office:value-type="float" office:value="-204.875">
            <text:p>-204.875</text:p>
          </table:table-cell>
          <table:table-cell office:value-type="float" office:value="-343.625">
            <text:p>-343.625</text:p>
          </table:table-cell>
          <table:table-cell office:value-type="float" office:value="-0.0275758701188455">
            <text:p>-0.0275758701</text:p>
          </table:table-cell>
          <table:table-cell office:value-type="float" office:value="-0.015625">
            <text:p>-0.015625</text:p>
          </table:table-cell>
          <table:table-cell office:value-type="float" office:value="-0.0185472553570465">
            <text:p>-0.0185472554</text:p>
          </table:table-cell>
          <table:table-cell office:value-type="float" office:value="0.904974894665151">
            <text:p>0.9049748947</text:p>
          </table:table-cell>
          <table:table-cell office:value-type="float" office:value="0.945791015625">
            <text:p>0.9457910156</text:p>
          </table:table-cell>
          <table:table-cell office:value-type="float" office:value="0.935758847585645">
            <text:p>0.9357588476</text:p>
          </table:table-cell>
          <table:table-cell office:value-type="float" office:value="-24.7878151736173">
            <text:p>-24.78781517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781">
            <text:p>781</text:p>
          </table:table-cell>
          <table:table-cell office:value-type="float" office:value="9470">
            <text:p>9470</text:p>
          </table:table-cell>
          <table:table-cell office:value-type="float" office:value="13176">
            <text:p>13176</text:p>
          </table:table-cell>
          <table:table-cell office:value-type="float" office:value="18781">
            <text:p>18781</text:p>
          </table:table-cell>
          <table:table-cell office:value-type="float" office:value="-153.875">
            <text:p>-153.875</text:p>
          </table:table-cell>
          <table:table-cell office:value-type="float" office:value="-178.625">
            <text:p>-178.625</text:p>
          </table:table-cell>
          <table:table-cell office:value-type="float" office:value="-509.25">
            <text:p>-509.25</text:p>
          </table:table-cell>
          <table:table-cell office:value-type="float" office:value="-0.0162486800422386">
            <text:p>-0.01624868</text:p>
          </table:table-cell>
          <table:table-cell office:value-type="float" office:value="-0.0135568457802064">
            <text:p>-0.0135568458</text:p>
          </table:table-cell>
          <table:table-cell office:value-type="float" office:value="-0.027115169586284">
            <text:p>-0.0271151696</text:p>
          </table:table-cell>
          <table:table-cell office:value-type="float" office:value="0.94364709827427">
            <text:p>0.9436470983</text:p>
          </table:table-cell>
          <table:table-cell office:value-type="float" office:value="0.952911264381594">
            <text:p>0.9529112644</text:p>
          </table:table-cell>
          <table:table-cell office:value-type="float" office:value="0.906537961994524">
            <text:p>0.906537962</text:p>
          </table:table-cell>
          <table:table-cell table:number-columns-repeated="2" office:value-type="float" office:value="0">
            <text:p>0</text:p>
          </table:table-cell>
          <table:table-cell office:value-type="float" office:value="-25.2149160330576">
            <text:p>-25.214916033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414">
            <text:p>9414</text:p>
          </table:table-cell>
          <table:table-cell office:value-type="float" office:value="13750">
            <text:p>13750</text:p>
          </table:table-cell>
          <table:table-cell office:value-type="float" office:value="19667">
            <text:p>19667</text:p>
          </table:table-cell>
          <table:table-cell office:value-type="float" office:value="-166.25">
            <text:p>-166.25</text:p>
          </table:table-cell>
          <table:table-cell office:value-type="float" office:value="-295.375">
            <text:p>-295.375</text:p>
          </table:table-cell>
          <table:table-cell office:value-type="float" office:value="-306.5">
            <text:p>-306.5</text:p>
          </table:table-cell>
          <table:table-cell office:value-type="float" office:value="-0.0176598682812832">
            <text:p>-0.0176598683</text:p>
          </table:table-cell>
          <table:table-cell office:value-type="float" office:value="-0.0214818181818182">
            <text:p>-0.0214818182</text:p>
          </table:table-cell>
          <table:table-cell office:value-type="float" office:value="-0.0155844816189556">
            <text:p>-0.0155844816</text:p>
          </table:table-cell>
          <table:table-cell office:value-type="float" office:value="0.938801728073025">
            <text:p>0.9388017281</text:p>
          </table:table-cell>
          <table:table-cell office:value-type="float" office:value="0.925718114647934">
            <text:p>0.9257181146</text:p>
          </table:table-cell>
          <table:table-cell office:value-type="float" office:value="0.945930351425625">
            <text:p>0.9459303514</text:p>
          </table:table-cell>
          <table:table-cell office:value-type="float" office:value="0">
            <text:p>0</text:p>
          </table:table-cell>
          <table:table-cell office:value-type="float" office:value="-31.9188626482816">
            <text:p>-31.9188626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9238">
            <text:p>9238</text:p>
          </table:table-cell>
          <table:table-cell office:value-type="float" office:value="12640">
            <text:p>12640</text:p>
          </table:table-cell>
          <table:table-cell office:value-type="float" office:value="20106">
            <text:p>20106</text:p>
          </table:table-cell>
          <table:table-cell office:value-type="float" office:value="-249.25">
            <text:p>-249.25</text:p>
          </table:table-cell>
          <table:table-cell office:value-type="float" office:value="-135.75">
            <text:p>-135.75</text:p>
          </table:table-cell>
          <table:table-cell office:value-type="float" office:value="-456.625">
            <text:p>-456.625</text:p>
          </table:table-cell>
          <table:table-cell office:value-type="float" office:value="-0.0269809482571985">
            <text:p>-0.0269809483</text:p>
          </table:table-cell>
          <table:table-cell office:value-type="float" office:value="-0.0107397151898734">
            <text:p>-0.0107397152</text:p>
          </table:table-cell>
          <table:table-cell office:value-type="float" office:value="-0.0227108823236845">
            <text:p>-0.0227108823</text:p>
          </table:table-cell>
          <table:table-cell office:value-type="float" office:value="0.906993505374766">
            <text:p>0.9069935054</text:p>
          </table:table-cell>
          <table:table-cell office:value-type="float" office:value="0.962637066140868">
            <text:p>0.9626370661</text:p>
          </table:table-cell>
          <table:table-cell office:value-type="float" office:value="0.921522848851908">
            <text:p>0.9215228489</text:p>
          </table:table-cell>
          <table:table-cell office:value-type="float" office:value="-25.3420918902">
            <text:p>-25.3420918902</text:p>
          </table:table-cell>
          <table:table-cell office:value-type="float" office:value="0">
            <text:p>0</text:p>
          </table:table-cell>
          <table:table-cell office:value-type="float" office:value="-30.1725861042653">
            <text:p>-30.172586104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809">
            <text:p>8809</text:p>
          </table:table-cell>
          <table:table-cell office:value-type="float" office:value="12186">
            <text:p>12186</text:p>
          </table:table-cell>
          <table:table-cell office:value-type="float" office:value="18194">
            <text:p>18194</text:p>
          </table:table-cell>
          <table:table-cell office:value-type="float" office:value="-157.625">
            <text:p>-157.625</text:p>
          </table:table-cell>
          <table:table-cell office:value-type="float" office:value="-280">
            <text:p>-280</text:p>
          </table:table-cell>
          <table:table-cell office:value-type="float" office:value="-210.625">
            <text:p>-210.625</text:p>
          </table:table-cell>
          <table:table-cell office:value-type="float" office:value="-0.0178936315132251">
            <text:p>-0.0178936315</text:p>
          </table:table-cell>
          <table:table-cell office:value-type="float" office:value="-0.022977186935828">
            <text:p>-0.0229771869</text:p>
          </table:table-cell>
          <table:table-cell office:value-type="float" office:value="-0.0115766186654941">
            <text:p>-0.0115766187</text:p>
          </table:table-cell>
          <table:table-cell office:value-type="float" office:value="0.937999846519225">
            <text:p>0.9379998465</text:p>
          </table:table-cell>
          <table:table-cell office:value-type="float" office:value="0.920614629918791">
            <text:p>0.9206146299</text:p>
          </table:table-cell>
          <table:table-cell office:value-type="float" office:value="0.959744510146234">
            <text:p>0.9597445101</text:p>
          </table:table-cell>
          <table:table-cell office:value-type="float" office:value="0">
            <text:p>0</text:p>
          </table:table-cell>
          <table:table-cell office:value-type="float" office:value="-29.818839230182">
            <text:p>-29.8188392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8680">
            <text:p>8680</text:p>
          </table:table-cell>
          <table:table-cell office:value-type="float" office:value="12312">
            <text:p>12312</text:p>
          </table:table-cell>
          <table:table-cell office:value-type="float" office:value="18212">
            <text:p>18212</text:p>
          </table:table-cell>
          <table:table-cell office:value-type="float" office:value="-110.625">
            <text:p>-110.625</text:p>
          </table:table-cell>
          <table:table-cell office:value-type="float" office:value="-98.75">
            <text:p>-98.75</text:p>
          </table:table-cell>
          <table:table-cell office:value-type="float" office:value="-342.875">
            <text:p>-342.875</text:p>
          </table:table-cell>
          <table:table-cell office:value-type="float" office:value="-0.0127448156682028">
            <text:p>-0.0127448157</text:p>
          </table:table-cell>
          <table:table-cell office:value-type="float" office:value="-0.00802063027940221">
            <text:p>-0.0080206303</text:p>
          </table:table-cell>
          <table:table-cell office:value-type="float" office:value="-0.0188268723918296">
            <text:p>-0.0188268724</text:p>
          </table:table-cell>
          <table:table-cell office:value-type="float" office:value="0.955711508601067">
            <text:p>0.9557115086</text:p>
          </table:table-cell>
          <table:table-cell office:value-type="float" office:value="0.972053881821847">
            <text:p>0.9720538818</text:p>
          </table:table-cell>
          <table:table-cell office:value-type="float" office:value="0.934800670831751">
            <text:p>0.9348006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240">
            <text:p>8240</text:p>
          </table:table-cell>
          <table:table-cell office:value-type="float" office:value="11921">
            <text:p>11921</text:p>
          </table:table-cell>
          <table:table-cell office:value-type="float" office:value="18320">
            <text:p>18320</text:p>
          </table:table-cell>
          <table:table-cell office:value-type="float" office:value="-197">
            <text:p>-197</text:p>
          </table:table-cell>
          <table:table-cell office:value-type="float" office:value="-114.875">
            <text:p>-114.875</text:p>
          </table:table-cell>
          <table:table-cell office:value-type="float" office:value="-237.125">
            <text:p>-237.125</text:p>
          </table:table-cell>
          <table:table-cell office:value-type="float" office:value="-0.0239077669902913">
            <text:p>-0.023907767</text:p>
          </table:table-cell>
          <table:table-cell office:value-type="float" office:value="-0.00963635601040181">
            <text:p>-0.009636356</text:p>
          </table:table-cell>
          <table:table-cell office:value-type="float" office:value="-0.0129435043668122">
            <text:p>-0.0129435044</text:p>
          </table:table-cell>
          <table:table-cell office:value-type="float" office:value="0.917443114926006">
            <text:p>0.9174431149</text:p>
          </table:table-cell>
          <table:table-cell office:value-type="float" office:value="0.966454758303626">
            <text:p>0.9664547583</text:p>
          </table:table-cell>
          <table:table-cell office:value-type="float" office:value="0.955026101954533">
            <text:p>0.955026102</text:p>
          </table:table-cell>
          <table:table-cell office:value-type="float" office:value="-28.6445808016327">
            <text:p>-28.6445808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544">
            <text:p>11544</text:p>
          </table:table-cell>
          <table:table-cell office:value-type="float" office:value="16817">
            <text:p>16817</text:p>
          </table:table-cell>
          <table:table-cell office:value-type="float" office:value="-182.125">
            <text:p>-182.125</text:p>
          </table:table-cell>
          <table:table-cell office:value-type="float" office:value="-275.875">
            <text:p>-275.875</text:p>
          </table:table-cell>
          <table:table-cell office:value-type="float" office:value="-233.25">
            <text:p>-233.25</text:p>
          </table:table-cell>
          <table:table-cell office:value-type="float" office:value="-0.0216789667896679">
            <text:p>-0.0216789668</text:p>
          </table:table-cell>
          <table:table-cell office:value-type="float" office:value="-0.0238976957726958">
            <text:p>-0.0238976958</text:p>
          </table:table-cell>
          <table:table-cell office:value-type="float" office:value="-0.013869893560088">
            <text:p>-0.0138698936</text:p>
          </table:table-cell>
          <table:table-cell office:value-type="float" office:value="0.925044772334255">
            <text:p>0.9250447723</text:p>
          </table:table-cell>
          <table:table-cell office:value-type="float" office:value="0.917477420527524">
            <text:p>0.9174774205</text:p>
          </table:table-cell>
          <table:table-cell office:value-type="float" office:value="0.951832425476534">
            <text:p>0.9518324255</text:p>
          </table:table-cell>
          <table:table-cell office:value-type="float" office:value="-31.6254176005976">
            <text:p>-31.6254176006</text:p>
          </table:table-cell>
          <table:table-cell office:value-type="float" office:value="-28.6567997429907">
            <text:p>-28.656799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515">
            <text:p>11515</text:p>
          </table:table-cell>
          <table:table-cell office:value-type="float" office:value="16499">
            <text:p>16499</text:p>
          </table:table-cell>
          <table:table-cell office:value-type="float" office:value="-107.125">
            <text:p>-107.125</text:p>
          </table:table-cell>
          <table:table-cell office:value-type="float" office:value="-92.25">
            <text:p>-92.25</text:p>
          </table:table-cell>
          <table:table-cell office:value-type="float" office:value="-314.5">
            <text:p>-314.5</text:p>
          </table:table-cell>
          <table:table-cell office:value-type="float" office:value="-0.012265285092741">
            <text:p>-0.0122652851</text:p>
          </table:table-cell>
          <table:table-cell office:value-type="float" office:value="-0.00801128962223187">
            <text:p>-0.0080112896</text:p>
          </table:table-cell>
          <table:table-cell office:value-type="float" office:value="-0.0190617613188678">
            <text:p>-0.0190617613</text:p>
          </table:table-cell>
          <table:table-cell office:value-type="float" office:value="0.957366359123483">
            <text:p>0.9573663591</text:p>
          </table:table-cell>
          <table:table-cell office:value-type="float" office:value="0.972086280614555">
            <text:p>0.9720862806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34">
            <text:p>12234</text:p>
          </table:table-cell>
          <table:table-cell office:value-type="float" office:value="17227">
            <text:p>17227</text:p>
          </table:table-cell>
          <table:table-cell office:value-type="float" office:value="-57.75">
            <text:p>-57.75</text:p>
          </table:table-cell>
          <table:table-cell office:value-type="float" office:value="-191">
            <text:p>-191</text:p>
          </table:table-cell>
          <table:table-cell office:value-type="float" office:value="-313.75">
            <text:p>-313.75</text:p>
          </table:table-cell>
          <table:table-cell office:value-type="float" office:value="-0.00691616766467066">
            <text:p>-0.0069161677</text:p>
          </table:table-cell>
          <table:table-cell office:value-type="float" office:value="-0.015612228216446">
            <text:p>-0.0156122282</text:p>
          </table:table-cell>
          <table:table-cell office:value-type="float" office:value="-0.0182126893829454">
            <text:p>-0.0182126894</text:p>
          </table:table-cell>
          <table:table-cell office:value-type="float" office:value="0.975887166588978">
            <text:p>0.9758871666</text:p>
          </table:table-cell>
          <table:table-cell office:value-type="float" office:value="0.945834934915409">
            <text:p>0.9458349349</text:p>
          </table:table-cell>
          <table:table-cell office:value-type="float" office:value="0.936905723186628">
            <text:p>0.93690572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0">
            <text:p>8240</text:p>
          </table:table-cell>
          <table:table-cell office:value-type="float" office:value="11648">
            <text:p>11648</text:p>
          </table:table-cell>
          <table:table-cell office:value-type="float" office:value="18370">
            <text:p>18370</text:p>
          </table:table-cell>
          <table:table-cell office:value-type="float" office:value="-197">
            <text:p>-197</text:p>
          </table:table-cell>
          <table:table-cell office:value-type="float" office:value="-31.5">
            <text:p>-31.5</text:p>
          </table:table-cell>
          <table:table-cell office:value-type="float" office:value="-292.625">
            <text:p>-292.625</text:p>
          </table:table-cell>
          <table:table-cell office:value-type="float" office:value="-0.0239077669902913">
            <text:p>-0.023907767</text:p>
          </table:table-cell>
          <table:table-cell office:value-type="float" office:value="-0.00270432692307692">
            <text:p>-0.0027043269</text:p>
          </table:table-cell>
          <table:table-cell office:value-type="float" office:value="-0.0159295046271094">
            <text:p>-0.0159295046</text:p>
          </table:table-cell>
          <table:table-cell office:value-type="float" office:value="0.917443114926006">
            <text:p>0.9174431149</text:p>
          </table:table-cell>
          <table:table-cell office:value-type="float" office:value="0.99054919000208">
            <text:p>0.99054919</text:p>
          </table:table-cell>
          <table:table-cell office:value-type="float" office:value="0.944744082075741">
            <text:p>0.9447440821</text:p>
          </table:table-cell>
          <table:table-cell office:value-type="float" office:value="-28.6445808016327">
            <text:p>-28.6445808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8178">
            <text:p>8178</text:p>
          </table:table-cell>
          <table:table-cell office:value-type="float" office:value="10934">
            <text:p>10934</text:p>
          </table:table-cell>
          <table:table-cell office:value-type="float" office:value="16483">
            <text:p>16483</text:p>
          </table:table-cell>
          <table:table-cell office:value-type="float" office:value="-184.75">
            <text:p>-184.75</text:p>
          </table:table-cell>
          <table:table-cell office:value-type="float" office:value="-226">
            <text:p>-226</text:p>
          </table:table-cell>
          <table:table-cell office:value-type="float" office:value="-172.625">
            <text:p>-172.625</text:p>
          </table:table-cell>
          <table:table-cell office:value-type="float" office:value="-0.0225910980679873">
            <text:p>-0.0225910981</text:p>
          </table:table-cell>
          <table:table-cell office:value-type="float" office:value="-0.0206694713736967">
            <text:p>-0.0206694714</text:p>
          </table:table-cell>
          <table:table-cell office:value-type="float" office:value="-0.0104729114845599">
            <text:p>-0.0104729115</text:p>
          </table:table-cell>
          <table:table-cell office:value-type="float" office:value="0.921931457877403">
            <text:p>0.9219314579</text:p>
          </table:table-cell>
          <table:table-cell office:value-type="float" office:value="0.928494215203923">
            <text:p>0.9284942152</text:p>
          </table:table-cell>
          <table:table-cell office:value-type="float" office:value="0.963559786278969">
            <text:p>0.9635597863</text:p>
          </table:table-cell>
          <table:table-cell office:value-type="float" office:value="-30.334421252393">
            <text:p>-30.3344212524</text:p>
          </table:table-cell>
          <table:table-cell office:value-type="float" office:value="-33.187048629743">
            <text:p>-33.1870486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86">
            <text:p>10986</text:p>
          </table:table-cell>
          <table:table-cell office:value-type="float" office:value="15389">
            <text:p>15389</text:p>
          </table:table-cell>
          <table:table-cell office:value-type="float" office:value="140.375">
            <text:p>140.375</text:p>
          </table:table-cell>
          <table:table-cell office:value-type="float" office:value="-155.75">
            <text:p>-155.75</text:p>
          </table:table-cell>
          <table:table-cell office:value-type="float" office:value="-174.625">
            <text:p>-174.625</text:p>
          </table:table-cell>
          <table:table-cell office:value-type="float" office:value="0.0172833046047771">
            <text:p>0.0172833046</text:p>
          </table:table-cell>
          <table:table-cell office:value-type="float" office:value="-0.0141771345348626">
            <text:p>-0.0141771345</text:p>
          </table:table-cell>
          <table:table-cell office:value-type="float" office:value="-0.0113473909935668">
            <text:p>-0.011347391</text:p>
          </table:table-cell>
          <table:table-cell office:value-type="float" office:value="1.06107704284812">
            <text:p>1.0610770428</text:p>
          </table:table-cell>
          <table:table-cell office:value-type="float" office:value="0.950773971769475">
            <text:p>0.9507739718</text:p>
          </table:table-cell>
          <table:table-cell office:value-type="float" office:value="0.960536507555943">
            <text:p>0.9605365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694">
            <text:p>694</text:p>
          </table:table-cell>
          <table:table-cell office:value-type="float" office:value="8018">
            <text:p>8018</text:p>
          </table:table-cell>
          <table:table-cell office:value-type="float" office:value="10784">
            <text:p>10784</text:p>
          </table:table-cell>
          <table:table-cell office:value-type="float" office:value="16617">
            <text:p>16617</text:p>
          </table:table-cell>
          <table:table-cell office:value-type="float" office:value="39.625">
            <text:p>39.625</text:p>
          </table:table-cell>
          <table:table-cell office:value-type="float" office:value="-86">
            <text:p>-86</text:p>
          </table:table-cell>
          <table:table-cell office:value-type="float" office:value="-131.625">
            <text:p>-131.625</text:p>
          </table:table-cell>
          <table:table-cell office:value-type="float" office:value="0.00494200548765278">
            <text:p>0.0049420055</text:p>
          </table:table-cell>
          <table:table-cell office:value-type="float" office:value="-0.00797477744807122">
            <text:p>-0.0079747774</text:p>
          </table:table-cell>
          <table:table-cell office:value-type="float" office:value="-0.00792110489257989">
            <text:p>-0.0079211049</text:p>
          </table:table-cell>
          <table:table-cell office:value-type="float" office:value="1.01734488910654">
            <text:p>1.0173448891</text:p>
          </table:table-cell>
          <table:table-cell office:value-type="float" office:value="0.972212929199429">
            <text:p>0.9722129292</text:p>
          </table:table-cell>
          <table:table-cell office:value-type="float" office:value="0.9723991109253">
            <text:p>0.97239911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950">
            <text:p>7950</text:p>
          </table:table-cell>
          <table:table-cell office:value-type="float" office:value="10618">
            <text:p>10618</text:p>
          </table:table-cell>
          <table:table-cell office:value-type="float" office:value="15560">
            <text:p>15560</text:p>
          </table:table-cell>
          <table:table-cell office:value-type="float" office:value="-177.5">
            <text:p>-177.5</text:p>
          </table:table-cell>
          <table:table-cell office:value-type="float" office:value="-264.875">
            <text:p>-264.875</text:p>
          </table:table-cell>
          <table:table-cell office:value-type="float" office:value="-68.75">
            <text:p>-68.75</text:p>
          </table:table-cell>
          <table:table-cell office:value-type="float" office:value="-0.0223270440251572">
            <text:p>-0.022327044</text:p>
          </table:table-cell>
          <table:table-cell office:value-type="float" office:value="-0.0249458466754568">
            <text:p>-0.0249458467</text:p>
          </table:table-cell>
          <table:table-cell office:value-type="float" office:value="-0.00441838046272494">
            <text:p>-0.0044183805</text:p>
          </table:table-cell>
          <table:table-cell office:value-type="float" office:value="0.922832399825956">
            <text:p>0.9228323998</text:p>
          </table:table-cell>
          <table:table-cell office:value-type="float" office:value="0.913909235357958">
            <text:p>0.9139092354</text:p>
          </table:table-cell>
          <table:table-cell office:value-type="float" office:value="0.984573931668853">
            <text:p>0.9845739317</text:p>
          </table:table-cell>
          <table:table-cell office:value-type="float" office:value="-30.6973057250713">
            <text:p>-30.6973057251</text:p>
          </table:table-cell>
          <table:table-cell office:value-type="float" office:value="-27.4380427765353">
            <text:p>-27.4380427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8040">
            <text:p>8040</text:p>
          </table:table-cell>
          <table:table-cell office:value-type="float" office:value="10686">
            <text:p>10686</text:p>
          </table:table-cell>
          <table:table-cell office:value-type="float" office:value="16139">
            <text:p>16139</text:p>
          </table:table-cell>
          <table:table-cell office:value-type="float" office:value="-228.75">
            <text:p>-228.75</text:p>
          </table:table-cell>
          <table:table-cell office:value-type="float" office:value="-203.5">
            <text:p>-203.5</text:p>
          </table:table-cell>
          <table:table-cell office:value-type="float" office:value="242.25">
            <text:p>242.25</text:p>
          </table:table-cell>
          <table:table-cell office:value-type="float" office:value="-0.0284514925373134">
            <text:p>-0.0284514925</text:p>
          </table:table-cell>
          <table:table-cell office:value-type="float" office:value="-0.0190436084596669">
            <text:p>-0.0190436085</text:p>
          </table:table-cell>
          <table:table-cell office:value-type="float" office:value="0.0150102236817647">
            <text:p>0.0150102237</text:p>
          </table:table-cell>
          <table:table-cell office:value-type="float" office:value="0.902006371477501">
            <text:p>0.9020063715</text:p>
          </table:table-cell>
          <table:table-cell office:value-type="float" office:value="0.93405818207657">
            <text:p>0.9340581821</text:p>
          </table:table-cell>
          <table:table-cell office:value-type="float" office:value="1.05297738424353">
            <text:p>1.0529773842</text:p>
          </table:table-cell>
          <table:table-cell office:value-type="float" office:value="-24.0141781145794">
            <text:p>-24.0141781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923">
            <text:p>10923</text:p>
          </table:table-cell>
          <table:table-cell office:value-type="float" office:value="17724">
            <text:p>17724</text:p>
          </table:table-cell>
          <table:table-cell office:value-type="float" office:value="146.25">
            <text:p>146.25</text:p>
          </table:table-cell>
          <table:table-cell office:value-type="float" office:value="-122.25">
            <text:p>-122.25</text:p>
          </table:table-cell>
          <table:table-cell office:value-type="float" office:value="274.375">
            <text:p>274.375</text:p>
          </table:table-cell>
          <table:table-cell office:value-type="float" office:value="0.0183962264150943">
            <text:p>0.0183962264</text:p>
          </table:table-cell>
          <table:table-cell office:value-type="float" office:value="-0.0111919802252129">
            <text:p>-0.0111919802</text:p>
          </table:table-cell>
          <table:table-cell office:value-type="float" office:value="0.0154804220266306">
            <text:p>0.015480422</text:p>
          </table:table-cell>
          <table:table-cell office:value-type="float" office:value="1.06505009789961">
            <text:p>1.0650500979</text:p>
          </table:table-cell>
          <table:table-cell office:value-type="float" office:value="0.961073579637624">
            <text:p>0.9610735796</text:p>
          </table:table-cell>
          <table:table-cell office:value-type="float" office:value="1.05465117828681">
            <text:p>1.05465117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575">
            <text:p>575</text:p>
          </table:table-cell>
          <table:table-cell office:value-type="float" office:value="7844">
            <text:p>7844</text:p>
          </table:table-cell>
          <table:table-cell office:value-type="float" office:value="11860">
            <text:p>11860</text:p>
          </table:table-cell>
          <table:table-cell office:value-type="float" office:value="17042">
            <text:p>17042</text:p>
          </table:table-cell>
          <table:table-cell office:value-type="float" office:value="-44">
            <text:p>-44</text:p>
          </table:table-cell>
          <table:table-cell office:value-type="float" office:value="-121.5">
            <text:p>-121.5</text:p>
          </table:table-cell>
          <table:table-cell office:value-type="float" office:value="304">
            <text:p>304</text:p>
          </table:table-cell>
          <table:table-cell office:value-type="float" office:value="-0.00560938296787353">
            <text:p>-0.005609383</text:p>
          </table:table-cell>
          <table:table-cell office:value-type="float" office:value="-0.0102445193929174">
            <text:p>-0.0102445194</text:p>
          </table:table-cell>
          <table:table-cell office:value-type="float" office:value="0.0178382818917967">
            <text:p>0.0178382819</text:p>
          </table:table-cell>
          <table:table-cell office:value-type="float" office:value="0.980428831359912">
            <text:p>0.9804288314</text:p>
          </table:table-cell>
          <table:table-cell office:value-type="float" office:value="0.964349884472869">
            <text:p>0.9643498845</text:p>
          </table:table-cell>
          <table:table-cell office:value-type="float" office:value="1.06305766705096">
            <text:p>1.0630576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8064">
            <text:p>8064</text:p>
          </table:table-cell>
          <table:table-cell office:value-type="float" office:value="11210">
            <text:p>11210</text:p>
          </table:table-cell>
          <table:table-cell office:value-type="float" office:value="16665">
            <text:p>16665</text:p>
          </table:table-cell>
          <table:table-cell office:value-type="float" office:value="21.5">
            <text:p>21.5</text:p>
          </table:table-cell>
          <table:table-cell office:value-type="float" office:value="-11.125">
            <text:p>-11.125</text:p>
          </table:table-cell>
          <table:table-cell office:value-type="float" office:value="487.25">
            <text:p>487.25</text:p>
          </table:table-cell>
          <table:table-cell office:value-type="float" office:value="0.00266617063492064">
            <text:p>0.0026661706</text:p>
          </table:table-cell>
          <table:table-cell office:value-type="float" office:value="-0.000992417484388938">
            <text:p>-0.0009924175</text:p>
          </table:table-cell>
          <table:table-cell office:value-type="float" office:value="0.0292379237923792">
            <text:p>0.0292379238</text:p>
          </table:table-cell>
          <table:table-cell office:value-type="float" office:value="1.0093455298153">
            <text:p>1.0093455298</text:p>
          </table:table-cell>
          <table:table-cell office:value-type="float" office:value="0.996528469193867">
            <text:p>0.9965284692</text:p>
          </table:table-cell>
          <table:table-cell office:value-type="float" office:value="1.1040082514012">
            <text:p>1.1040082514</text:p>
          </table:table-cell>
          <table:table-cell table:number-columns-repeated="2" office:value-type="float" office:value="0">
            <text:p>0</text:p>
          </table:table-cell>
          <table:table-cell office:value-type="float" office:value="24.0520362564417">
            <text:p>24.052036256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922">
            <text:p>7922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76.5">
            <text:p>76.5</text:p>
          </table:table-cell>
          <table:table-cell office:value-type="float" office:value="147.375">
            <text:p>147.375</text:p>
          </table:table-cell>
          <table:table-cell office:value-type="float" office:value="423.375">
            <text:p>423.375</text:p>
          </table:table-cell>
          <table:table-cell office:value-type="float" office:value="0.00965665236051502">
            <text:p>0.0096566524</text:p>
          </table:table-cell>
          <table:table-cell office:value-type="float" office:value="0.0130848796945752">
            <text:p>0.0130848797</text:p>
          </table:table-cell>
          <table:table-cell office:value-type="float" office:value="0.0251829050678087">
            <text:p>0.0251829051</text:p>
          </table:table-cell>
          <table:table-cell office:value-type="float" office:value="1.03398105509403">
            <text:p>1.0339810551</text:p>
          </table:table-cell>
          <table:table-cell office:value-type="float" office:value="1.04613265852119">
            <text:p>1.0461326585</text:p>
          </table:table-cell>
          <table:table-cell office:value-type="float" office:value="1.08938315800433">
            <text:p>1.089383158</text:p>
          </table:table-cell>
          <table:table-cell table:number-columns-repeated="2" office:value-type="float" office:value="0">
            <text:p>0</text:p>
          </table:table-cell>
          <table:table-cell office:value-type="float" office:value="27.8696493082226">
            <text:p>27.86964930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615">
            <text:p>7615</text:p>
          </table:table-cell>
          <table:table-cell office:value-type="float" office:value="12258">
            <text:p>12258</text:p>
          </table:table-cell>
          <table:table-cell office:value-type="float" office:value="17527">
            <text:p>17527</text:p>
          </table:table-cell>
          <table:table-cell office:value-type="float" office:value="94.125">
            <text:p>94.125</text:p>
          </table:table-cell>
          <table:table-cell office:value-type="float" office:value="45.125">
            <text:p>45.125</text:p>
          </table:table-cell>
          <table:table-cell office:value-type="float" office:value="302.25">
            <text:p>302.25</text:p>
          </table:table-cell>
          <table:table-cell office:value-type="float" office:value="0.012360472751149">
            <text:p>0.0123604728</text:p>
          </table:table-cell>
          <table:table-cell office:value-type="float" office:value="0.00368126937510197">
            <text:p>0.0036812694</text:p>
          </table:table-cell>
          <table:table-cell office:value-type="float" office:value="0.0172448222742055">
            <text:p>0.0172448223</text:p>
          </table:table-cell>
          <table:table-cell office:value-type="float" office:value="1.04356110595082">
            <text:p>1.043561106</text:p>
          </table:table-cell>
          <table:table-cell office:value-type="float" office:value="1.01291100423151">
            <text:p>1.0129110042</text:p>
          </table:table-cell>
          <table:table-cell office:value-type="float" office:value="1.06093975039445">
            <text:p>1.0609397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459">
            <text:p>7459</text:p>
          </table:table-cell>
          <table:table-cell office:value-type="float" office:value="11795">
            <text:p>11795</text:p>
          </table:table-cell>
          <table:table-cell office:value-type="float" office:value="16938">
            <text:p>16938</text:p>
          </table:table-cell>
          <table:table-cell office:value-type="float" office:value="-2.375">
            <text:p>-2.375</text:p>
          </table:table-cell>
          <table:table-cell office:value-type="float" office:value="-103.375">
            <text:p>-103.375</text:p>
          </table:table-cell>
          <table:table-cell office:value-type="float" office:value="-52">
            <text:p>-52</text:p>
          </table:table-cell>
          <table:table-cell office:value-type="float" office:value="-0.000318407293202842">
            <text:p>-0.0003184073</text:p>
          </table:table-cell>
          <table:table-cell office:value-type="float" office:value="-0.0087643069097075">
            <text:p>-0.0087643069</text:p>
          </table:table-cell>
          <table:table-cell office:value-type="float" office:value="-0.00307002007320817">
            <text:p>-0.0030700201</text:p>
          </table:table-cell>
          <table:table-cell office:value-type="float" office:value="0.998885773184871">
            <text:p>0.9988857732</text:p>
          </table:table-cell>
          <table:table-cell office:value-type="float" office:value="0.969475479444215">
            <text:p>0.9694754794</text:p>
          </table:table-cell>
          <table:table-cell office:value-type="float" office:value="0.989273402789341">
            <text:p>0.9892734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828">
            <text:p>11828</text:p>
          </table:table-cell>
          <table:table-cell office:value-type="float" office:value="18322">
            <text:p>18322</text:p>
          </table:table-cell>
          <table:table-cell office:value-type="float" office:value="0.75">
            <text:p>0.75</text:p>
          </table:table-cell>
          <table:table-cell office:value-type="float" office:value="311">
            <text:p>311</text:p>
          </table:table-cell>
          <table:table-cell office:value-type="float" office:value="-105.125">
            <text:p>-105.125</text:p>
          </table:table-cell>
          <table:table-cell table:style-name="ce17" office:value-type="float" office:value="0.0000987621806689492">
            <text:p>9.88E-005</text:p>
          </table:table-cell>
          <table:table-cell office:value-type="float" office:value="0.0262935407507609">
            <text:p>0.0262935408</text:p>
          </table:table-cell>
          <table:table-cell office:value-type="float" office:value="-0.00573763781246589">
            <text:p>-0.0057376378</text:p>
          </table:table-cell>
          <table:table-cell office:value-type="float" office:value="1.00034568675012">
            <text:p>1.0003456868</text:p>
          </table:table-cell>
          <table:table-cell office:value-type="float" office:value="1.09338243918668">
            <text:p>1.0933824392</text:p>
          </table:table-cell>
          <table:table-cell office:value-type="float" office:value="0.979982791812197">
            <text:p>0.9799827918</text:p>
          </table:table-cell>
          <table:table-cell office:value-type="float" office:value="0">
            <text:p>0</text:p>
          </table:table-cell>
          <table:table-cell office:value-type="float" office:value="26.7069550083489">
            <text:p>26.7069550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471">
            <text:p>471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560">
            <text:p>8560</text:p>
          </table:table-cell>
          <table:table-cell office:value-type="float" office:value="11739">
            <text:p>11739</text:p>
          </table:table-cell>
          <table:table-cell office:value-type="float" office:value="19526">
            <text:p>19526</text:p>
          </table:table-cell>
          <table:table-cell office:value-type="float" office:value="106.25">
            <text:p>106.25</text:p>
          </table:table-cell>
          <table:table-cell office:value-type="float" office:value="339.75">
            <text:p>339.75</text:p>
          </table:table-cell>
          <table:table-cell office:value-type="float" office:value="-447.25">
            <text:p>-447.25</text:p>
          </table:table-cell>
          <table:table-cell office:value-type="float" office:value="0.0124123831775701">
            <text:p>0.0124123832</text:p>
          </table:table-cell>
          <table:table-cell office:value-type="float" office:value="0.0289419882443138">
            <text:p>0.0289419882</text:p>
          </table:table-cell>
          <table:table-cell office:value-type="float" office:value="-0.0229053569599508">
            <text:p>-0.022905357</text:p>
          </table:table-cell>
          <table:table-cell office:value-type="float" office:value="1.04374531294354">
            <text:p>1.0437453129</text:p>
          </table:table-cell>
          <table:table-cell office:value-type="float" office:value="1.10293873067483">
            <text:p>1.1029387307</text:p>
          </table:table-cell>
          <table:table-cell office:value-type="float" office:value="0.920859575179999">
            <text:p>0.9208595752</text:p>
          </table:table-cell>
          <table:table-cell office:value-type="float" office:value="0">
            <text:p>0</text:p>
          </table:table-cell>
          <table:table-cell office:value-type="float" office:value="24.2944612885622">
            <text:p>24.2944612886</text:p>
          </table:table-cell>
          <table:table-cell office:value-type="float" office:value="-29.9134448103874">
            <text:p>-29.913444810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320">
            <text:p>12320</text:p>
          </table:table-cell>
          <table:table-cell office:value-type="float" office:value="18591">
            <text:p>18591</text:p>
          </table:table-cell>
          <table:table-cell office:value-type="float" office:value="22.375">
            <text:p>22.375</text:p>
          </table:table-cell>
          <table:table-cell office:value-type="float" office:value="207.25">
            <text:p>207.25</text:p>
          </table:table-cell>
          <table:table-cell office:value-type="float" office:value="-809.375">
            <text:p>-809.375</text:p>
          </table:table-cell>
          <table:table-cell office:value-type="float" office:value="0.00245609220636663">
            <text:p>0.0024560922</text:p>
          </table:table-cell>
          <table:table-cell office:value-type="float" office:value="0.0168222402597403">
            <text:p>0.0168222403</text:p>
          </table:table-cell>
          <table:table-cell office:value-type="float" office:value="-0.0435358506804368">
            <text:p>-0.0435358507</text:p>
          </table:table-cell>
          <table:table-cell office:value-type="float" office:value="1.00860814620458">
            <text:p>1.0086081462</text:p>
          </table:table-cell>
          <table:table-cell office:value-type="float" office:value="1.05943249693311">
            <text:p>1.0594324969</text:p>
          </table:table-cell>
          <table:table-cell office:value-type="float" office:value="0.851339448395631">
            <text:p>0.8513394484</text:p>
          </table:table-cell>
          <table:table-cell table:number-columns-repeated="2" office:value-type="float" office:value="0">
            <text:p>0</text:p>
          </table:table-cell>
          <table:table-cell office:value-type="float" office:value="-15.5721517329282">
            <text:p>-15.57215173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161">
            <text:p>9161</text:p>
          </table:table-cell>
          <table:table-cell office:value-type="float" office:value="11720">
            <text:p>11720</text:p>
          </table:table-cell>
          <table:table-cell office:value-type="float" office:value="16592">
            <text:p>16592</text:p>
          </table:table-cell>
          <table:table-cell office:value-type="float" office:value="-55">
            <text:p>-55</text:p>
          </table:table-cell>
          <table:table-cell office:value-type="float" office:value="-70.375">
            <text:p>-70.375</text:p>
          </table:table-cell>
          <table:table-cell office:value-type="float" office:value="-990.375">
            <text:p>-990.375</text:p>
          </table:table-cell>
          <table:table-cell office:value-type="float" office:value="-0.00600371138521995">
            <text:p>-0.0060037114</text:p>
          </table:table-cell>
          <table:table-cell office:value-type="float" office:value="-0.0060046928327645">
            <text:p>-0.0060046928</text:p>
          </table:table-cell>
          <table:table-cell office:value-type="float" office:value="-0.0596899108003857">
            <text:p>-0.0596899108</text:p>
          </table:table-cell>
          <table:table-cell office:value-type="float" office:value="0.979057657470508">
            <text:p>0.9790576575</text:p>
          </table:table-cell>
          <table:table-cell office:value-type="float" office:value="0.979054245503915">
            <text:p>0.9790542455</text:p>
          </table:table-cell>
          <table:table-cell office:value-type="float" office:value="0.798068567683312">
            <text:p>0.798068567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2623396468456">
            <text:p>-11.262339646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8686">
            <text:p>8686</text:p>
          </table:table-cell>
          <table:table-cell office:value-type="float" office:value="11726">
            <text:p>11726</text:p>
          </table:table-cell>
          <table:table-cell office:value-type="float" office:value="17516">
            <text:p>17516</text:p>
          </table:table-cell>
          <table:table-cell office:value-type="float" office:value="221">
            <text:p>221</text:p>
          </table:table-cell>
          <table:table-cell office:value-type="float" office:value="289.75">
            <text:p>289.75</text:p>
          </table:table-cell>
          <table:table-cell office:value-type="float" office:value="-78">
            <text:p>-78</text:p>
          </table:table-cell>
          <table:table-cell office:value-type="float" office:value="0.0254432419986185">
            <text:p>0.025443242</text:p>
          </table:table-cell>
          <table:table-cell office:value-type="float" office:value="0.0247100460515095">
            <text:p>0.0247100461</text:p>
          </table:table-cell>
          <table:table-cell office:value-type="float" office:value="-0.00445307147750628">
            <text:p>-0.0044530715</text:p>
          </table:table-cell>
          <table:table-cell office:value-type="float" office:value="1.09032016977943">
            <text:p>1.0903201698</text:p>
          </table:table-cell>
          <table:table-cell office:value-type="float" office:value="1.08768191047698">
            <text:p>1.0876819105</text:p>
          </table:table-cell>
          <table:table-cell office:value-type="float" office:value="0.984453116326072">
            <text:p>0.9844531163</text:p>
          </table:table-cell>
          <table:table-cell office:value-type="float" office:value="27.5880020163212">
            <text:p>27.5880020163</text:p>
          </table:table-cell>
          <table:table-cell office:value-type="float" office:value="28.396393461466">
            <text:p>28.3963934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7458">
            <text:p>7458</text:p>
          </table:table-cell>
          <table:table-cell office:value-type="float" office:value="11512">
            <text:p>11512</text:p>
          </table:table-cell>
          <table:table-cell office:value-type="float" office:value="19187">
            <text:p>19187</text:p>
          </table:table-cell>
          <table:table-cell office:value-type="float" office:value="-763.5">
            <text:p>-763.5</text:p>
          </table:table-cell>
          <table:table-cell office:value-type="float" office:value="317">
            <text:p>317</text:p>
          </table:table-cell>
          <table:table-cell office:value-type="float" office:value="-450.5">
            <text:p>-450.5</text:p>
          </table:table-cell>
          <table:table-cell office:value-type="float" office:value="-0.102373290426388">
            <text:p>-0.1023732904</text:p>
          </table:table-cell>
          <table:table-cell office:value-type="float" office:value="0.0275364836692147">
            <text:p>0.0275364837</text:p>
          </table:table-cell>
          <table:table-cell office:value-type="float" office:value="-0.0234794392036275">
            <text:p>-0.0234794392</text:p>
          </table:table-cell>
          <table:table-cell office:value-type="float" office:value="0.662234853069385">
            <text:p>0.6622348531</text:p>
          </table:table-cell>
          <table:table-cell office:value-type="float" office:value="1.09786387839067">
            <text:p>1.0978638784</text:p>
          </table:table-cell>
          <table:table-cell office:value-type="float" office:value="0.918902479555325">
            <text:p>0.9189024796</text:p>
          </table:table-cell>
          <table:table-cell office:value-type="float" office:value="-6.41797073700287">
            <text:p>-6.417970737</text:p>
          </table:table-cell>
          <table:table-cell office:value-type="float" office:value="25.5169614620977">
            <text:p>25.5169614621</text:p>
          </table:table-cell>
          <table:table-cell office:value-type="float" office:value="-29.173507858273">
            <text:p>-29.173507858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5840">
            <text:p>5840</text:p>
          </table:table-cell>
          <table:table-cell office:value-type="float" office:value="10511">
            <text:p>10511</text:p>
          </table:table-cell>
          <table:table-cell office:value-type="float" office:value="17800">
            <text:p>17800</text:p>
          </table:table-cell>
          <table:table-cell office:value-type="float" office:value="-638.25">
            <text:p>-638.25</text:p>
          </table:table-cell>
          <table:table-cell office:value-type="float" office:value="-1142.625">
            <text:p>-1142.625</text:p>
          </table:table-cell>
          <table:table-cell office:value-type="float" office:value="-775">
            <text:p>-775</text:p>
          </table:table-cell>
          <table:table-cell office:value-type="float" office:value="-0.109289383561644">
            <text:p>-0.1092893836</text:p>
          </table:table-cell>
          <table:table-cell office:value-type="float" office:value="-0.108707544477214">
            <text:p>-0.1087075445</text:p>
          </table:table-cell>
          <table:table-cell office:value-type="float" office:value="-0.0435393258426966">
            <text:p>-0.0435393258</text:p>
          </table:table-cell>
          <table:table-cell office:value-type="float" office:value="0.640897729478443">
            <text:p>0.6408977295</text:p>
          </table:table-cell>
          <table:table-cell office:value-type="float" office:value="0.64268556157323">
            <text:p>0.6426855616</text:p>
          </table:table-cell>
          <table:table-cell office:value-type="float" office:value="0.851327878424441">
            <text:p>0.8513278784</text:p>
          </table:table-cell>
          <table:table-cell office:value-type="float" office:value="-5.98905302338432">
            <text:p>-5.9890530234</text:p>
          </table:table-cell>
          <table:table-cell office:value-type="float" office:value="-6.02303688083852">
            <text:p>-6.0230368808</text:p>
          </table:table-cell>
          <table:table-cell office:value-type="float" office:value="-15.5708807388591">
            <text:p>-15.570880738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4590">
            <text:p>4590</text:p>
          </table:table-cell>
          <table:table-cell office:value-type="float" office:value="9589">
            <text:p>9589</text:p>
          </table:table-cell>
          <table:table-cell office:value-type="float" office:value="15918">
            <text:p>15918</text:p>
          </table:table-cell>
          <table:table-cell office:value-type="float" office:value="-513.25">
            <text:p>-513.25</text:p>
          </table:table-cell>
          <table:table-cell office:value-type="float" office:value="-46.125">
            <text:p>-46.125</text:p>
          </table:table-cell>
          <table:table-cell office:value-type="float" office:value="-882.375">
            <text:p>-882.375</text:p>
          </table:table-cell>
          <table:table-cell office:value-type="float" office:value="-0.11181917211329">
            <text:p>-0.1118191721</text:p>
          </table:table-cell>
          <table:table-cell office:value-type="float" office:value="-0.00481019918656794">
            <text:p>-0.0048101992</text:p>
          </table:table-cell>
          <table:table-cell office:value-type="float" office:value="-0.0554325292122126">
            <text:p>-0.0554325292</text:p>
          </table:table-cell>
          <table:table-cell office:value-type="float" office:value="0.633139811017605">
            <text:p>0.633139811</text:p>
          </table:table-cell>
          <table:table-cell office:value-type="float" office:value="0.983209653358793">
            <text:p>0.9832096534</text:p>
          </table:table-cell>
          <table:table-cell office:value-type="float" office:value="0.812008767735187">
            <text:p>0.8120087677</text:p>
          </table:table-cell>
          <table:table-cell office:value-type="float" office:value="-5.84540089540944">
            <text:p>-5.8454008954</text:p>
          </table:table-cell>
          <table:table-cell office:value-type="float" office:value="0">
            <text:p>0</text:p>
          </table:table-cell>
          <table:table-cell office:value-type="float" office:value="-12.1544723002925">
            <text:p>-12.154472300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4275">
            <text:p>4275</text:p>
          </table:table-cell>
          <table:table-cell office:value-type="float" office:value="10155">
            <text:p>10155</text:p>
          </table:table-cell>
          <table:table-cell office:value-type="float" office:value="17308">
            <text:p>17308</text:p>
          </table:table-cell>
          <table:table-cell office:value-type="float" office:value="-473.875">
            <text:p>-473.875</text:p>
          </table:table-cell>
          <table:table-cell office:value-type="float" office:value="-26.375">
            <text:p>-26.375</text:p>
          </table:table-cell>
          <table:table-cell office:value-type="float" office:value="-45.125">
            <text:p>-45.125</text:p>
          </table:table-cell>
          <table:table-cell office:value-type="float" office:value="-0.110847953216374">
            <text:p>-0.1108479532</text:p>
          </table:table-cell>
          <table:table-cell office:value-type="float" office:value="-0.0025972427375677">
            <text:p>-0.0025972427</text:p>
          </table:table-cell>
          <table:table-cell office:value-type="float" office:value="-0.00260717587242893">
            <text:p>-0.0026071759</text:p>
          </table:table-cell>
          <table:table-cell office:value-type="float" office:value="0.636115210457919">
            <text:p>0.6361152105</text:p>
          </table:table-cell>
          <table:table-cell office:value-type="float" office:value="0.990922871931395">
            <text:p>0.9909228719</text:p>
          </table:table-cell>
          <table:table-cell office:value-type="float" office:value="0.990888207283917">
            <text:p>0.9908882073</text:p>
          </table:table-cell>
          <table:table-cell office:value-type="float" office:value="-5.89977633450082">
            <text:p>-5.89977633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777">
            <text:p>4777</text:p>
          </table:table-cell>
          <table:table-cell office:value-type="float" office:value="9581">
            <text:p>9581</text:p>
          </table:table-cell>
          <table:table-cell office:value-type="float" office:value="18370">
            <text:p>18370</text:p>
          </table:table-cell>
          <table:table-cell office:value-type="float" office:value="-282">
            <text:p>-282</text:p>
          </table:table-cell>
          <table:table-cell office:value-type="float" office:value="-927.5">
            <text:p>-927.5</text:p>
          </table:table-cell>
          <table:table-cell office:value-type="float" office:value="-400">
            <text:p>-400</text:p>
          </table:table-cell>
          <table:table-cell office:value-type="float" office:value="-0.0590328658153653">
            <text:p>-0.0590328658</text:p>
          </table:table-cell>
          <table:table-cell office:value-type="float" office:value="-0.0968061788957311">
            <text:p>-0.0968061789</text:p>
          </table:table-cell>
          <table:table-cell office:value-type="float" office:value="-0.0217746325530757">
            <text:p>-0.0217746326</text:p>
          </table:table-cell>
          <table:table-cell office:value-type="float" office:value="0.800215332969116">
            <text:p>0.800215333</text:p>
          </table:table-cell>
          <table:table-cell office:value-type="float" office:value="0.67954638895883">
            <text:p>0.679546389</text:p>
          </table:table-cell>
          <table:table-cell office:value-type="float" office:value="0.924718089924965">
            <text:p>0.9247180899</text:p>
          </table:table-cell>
          <table:table-cell office:value-type="float" office:value="-11.391628563383">
            <text:p>-11.3916285634</text:p>
          </table:table-cell>
          <table:table-cell office:value-type="float" office:value="-6.80770050669054">
            <text:p>-6.8077005067</text:p>
          </table:table-cell>
          <table:table-cell office:value-type="float" office:value="-31.4849390394807">
            <text:p>-31.484939039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729">
            <text:p>729</text:p>
          </table:table-cell>
          <table:table-cell office:value-type="float" office:value="5338">
            <text:p>5338</text:p>
          </table:table-cell>
          <table:table-cell office:value-type="float" office:value="9315">
            <text:p>9315</text:p>
          </table:table-cell>
          <table:table-cell office:value-type="float" office:value="17382">
            <text:p>17382</text:p>
          </table:table-cell>
          <table:table-cell office:value-type="float" office:value="-152">
            <text:p>-152</text:p>
          </table:table-cell>
          <table:table-cell office:value-type="float" office:value="-180.375">
            <text:p>-180.375</text:p>
          </table:table-cell>
          <table:table-cell office:value-type="float" office:value="-732.125">
            <text:p>-732.125</text:p>
          </table:table-cell>
          <table:table-cell office:value-type="float" office:value="-0.0284750843012364">
            <text:p>-0.0284750843</text:p>
          </table:table-cell>
          <table:table-cell office:value-type="float" office:value="-0.0193639291465378">
            <text:p>-0.0193639291</text:p>
          </table:table-cell>
          <table:table-cell office:value-type="float" office:value="-0.0421197215510298">
            <text:p>-0.0421197216</text:p>
          </table:table-cell>
          <table:table-cell office:value-type="float" office:value="0.901926432580559">
            <text:p>0.9019264326</text:p>
          </table:table-cell>
          <table:table-cell office:value-type="float" office:value="0.932961173021022">
            <text:p>0.932961173</text:p>
          </table:table-cell>
          <table:table-cell office:value-type="float" office:value="0.856058153620727">
            <text:p>0.8560581536</text:p>
          </table:table-cell>
          <table:table-cell office:value-type="float" office:value="-23.993992313947">
            <text:p>-23.9939923139</text:p>
          </table:table-cell>
          <table:table-cell office:value-type="float" office:value="0">
            <text:p>0</text:p>
          </table:table-cell>
          <table:table-cell office:value-type="float" office:value="-16.1075353933127">
            <text:p>-16.107535393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4590">
            <text:p>4590</text:p>
          </table:table-cell>
          <table:table-cell office:value-type="float" office:value="8610">
            <text:p>8610</text:p>
          </table:table-cell>
          <table:table-cell office:value-type="float" office:value="15626">
            <text:p>15626</text:p>
          </table:table-cell>
          <table:table-cell office:value-type="float" office:value="-513.25">
            <text:p>-513.25</text:p>
          </table:table-cell>
          <table:table-cell office:value-type="float" office:value="-911.75">
            <text:p>-911.75</text:p>
          </table:table-cell>
          <table:table-cell office:value-type="float" office:value="-891.375">
            <text:p>-891.375</text:p>
          </table:table-cell>
          <table:table-cell office:value-type="float" office:value="-0.11181917211329">
            <text:p>-0.1118191721</text:p>
          </table:table-cell>
          <table:table-cell office:value-type="float" office:value="-0.105894308943089">
            <text:p>-0.1058943089</text:p>
          </table:table-cell>
          <table:table-cell office:value-type="float" office:value="-0.0570443491616537">
            <text:p>-0.0570443492</text:p>
          </table:table-cell>
          <table:table-cell office:value-type="float" office:value="0.633139811017605">
            <text:p>0.633139811</text:p>
          </table:table-cell>
          <table:table-cell office:value-type="float" office:value="0.651348583845595">
            <text:p>0.6513485838</text:p>
          </table:table-cell>
          <table:table-cell office:value-type="float" office:value="0.806722731165914">
            <text:p>0.8067227312</text:p>
          </table:table-cell>
          <table:table-cell office:value-type="float" office:value="-5.84540089540944">
            <text:p>-5.8454008954</text:p>
          </table:table-cell>
          <table:table-cell office:value-type="float" office:value="-6.19261327277526">
            <text:p>-6.1926132728</text:p>
          </table:table-cell>
          <table:table-cell office:value-type="float" office:value="-11.8010565610974">
            <text:p>-11.801056561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4420">
            <text:p>4420</text:p>
          </table:table-cell>
          <table:table-cell office:value-type="float" office:value="8535">
            <text:p>8535</text:p>
          </table:table-cell>
          <table:table-cell office:value-type="float" office:value="15160">
            <text:p>15160</text:p>
          </table:table-cell>
          <table:table-cell office:value-type="float" office:value="-446.875">
            <text:p>-446.875</text:p>
          </table:table-cell>
          <table:table-cell office:value-type="float" office:value="-640.25">
            <text:p>-640.25</text:p>
          </table:table-cell>
          <table:table-cell office:value-type="float" office:value="-1059.125">
            <text:p>-1059.125</text:p>
          </table:table-cell>
          <table:table-cell office:value-type="float" office:value="-0.101102941176471">
            <text:p>-0.1011029412</text:p>
          </table:table-cell>
          <table:table-cell office:value-type="float" office:value="-0.0750146455770357">
            <text:p>-0.0750146456</text:p>
          </table:table-cell>
          <table:table-cell office:value-type="float" office:value="-0.0698631266490765">
            <text:p>-0.0698631266</text:p>
          </table:table-cell>
          <table:table-cell office:value-type="float" office:value="0.666174443122837">
            <text:p>0.6661744431</text:p>
          </table:table-cell>
          <table:table-cell office:value-type="float" office:value="0.74847804670043">
            <text:p>0.7484780467</text:p>
          </table:table-cell>
          <table:table-cell office:value-type="float" office:value="0.765045535399995">
            <text:p>0.7650455354</text:p>
          </table:table-cell>
          <table:table-cell office:value-type="float" office:value="-6.50312663215558">
            <text:p>-6.5031266322</text:p>
          </table:table-cell>
          <table:table-cell office:value-type="float" office:value="-8.88908075784125">
            <text:p>-8.8890807578</text:p>
          </table:table-cell>
          <table:table-cell office:value-type="float" office:value="-9.57074585469119">
            <text:p>-9.570745854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4777">
            <text:p>4777</text:p>
          </table:table-cell>
          <table:table-cell office:value-type="float" office:value="7328">
            <text:p>7328</text:p>
          </table:table-cell>
          <table:table-cell office:value-type="float" office:value="12551">
            <text:p>12551</text:p>
          </table:table-cell>
          <table:table-cell office:value-type="float" office:value="-282">
            <text:p>-282</text:p>
          </table:table-cell>
          <table:table-cell office:value-type="float" office:value="-698.5">
            <text:p>-698.5</text:p>
          </table:table-cell>
          <table:table-cell office:value-type="float" office:value="-1131.875">
            <text:p>-1131.875</text:p>
          </table:table-cell>
          <table:table-cell office:value-type="float" office:value="-0.0590328658153653">
            <text:p>-0.0590328658</text:p>
          </table:table-cell>
          <table:table-cell office:value-type="float" office:value="-0.0953193231441048">
            <text:p>-0.0953193231</text:p>
          </table:table-cell>
          <table:table-cell office:value-type="float" office:value="-0.0901820572065971">
            <text:p>-0.0901820572</text:p>
          </table:table-cell>
          <table:table-cell office:value-type="float" office:value="0.800215332969116">
            <text:p>0.800215333</text:p>
          </table:table-cell>
          <table:table-cell office:value-type="float" office:value="0.684190484790348">
            <text:p>0.6841904848</text:p>
          </table:table-cell>
          <table:table-cell office:value-type="float" office:value="0.700303094523257">
            <text:p>0.7003030945</text:p>
          </table:table-cell>
          <table:table-cell office:value-type="float" office:value="-11.391628563383">
            <text:p>-11.3916285634</text:p>
          </table:table-cell>
          <table:table-cell office:value-type="float" office:value="-6.91948443546343">
            <text:p>-6.9194844355</text:p>
          </table:table-cell>
          <table:table-cell office:value-type="float" office:value="-7.33405554371242">
            <text:p>-7.334055543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4352">
            <text:p>4352</text:p>
          </table:table-cell>
          <table:table-cell office:value-type="float" office:value="6880">
            <text:p>6880</text:p>
          </table:table-cell>
          <table:table-cell office:value-type="float" office:value="10990">
            <text:p>10990</text:p>
          </table:table-cell>
          <table:table-cell office:value-type="float" office:value="-124.75">
            <text:p>-124.75</text:p>
          </table:table-cell>
          <table:table-cell office:value-type="float" office:value="-159.5">
            <text:p>-159.5</text:p>
          </table:table-cell>
          <table:table-cell office:value-type="float" office:value="-91.875">
            <text:p>-91.875</text:p>
          </table:table-cell>
          <table:table-cell office:value-type="float" office:value="-0.0286649816176471">
            <text:p>-0.0286649816</text:p>
          </table:table-cell>
          <table:table-cell office:value-type="float" office:value="-0.0231831395348837">
            <text:p>-0.0231831395</text:p>
          </table:table-cell>
          <table:table-cell office:value-type="float" office:value="-0.00835987261146497">
            <text:p>-0.0083598726</text:p>
          </table:table-cell>
          <table:table-cell office:value-type="float" office:value="0.90128305943367">
            <text:p>0.9012830594</text:p>
          </table:table-cell>
          <table:table-cell office:value-type="float" office:value="0.919912429226947">
            <text:p>0.9199124292</text:p>
          </table:table-cell>
          <table:table-cell office:value-type="float" office:value="0.970877425301229">
            <text:p>0.9708774253</text:p>
          </table:table-cell>
          <table:table-cell office:value-type="float" office:value="-23.8327206713237">
            <text:p>-23.8327206713</text:p>
          </table:table-cell>
          <table:table-cell office:value-type="float" office:value="-29.5508339415104">
            <text:p>-29.5508339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4096">
            <text:p>4096</text:p>
          </table:table-cell>
          <table:table-cell office:value-type="float" office:value="6150">
            <text:p>6150</text:p>
          </table:table-cell>
          <table:table-cell office:value-type="float" office:value="10780">
            <text:p>10780</text:p>
          </table:table-cell>
          <table:table-cell office:value-type="float" office:value="-441.75">
            <text:p>-441.75</text:p>
          </table:table-cell>
          <table:table-cell office:value-type="float" office:value="-728.25">
            <text:p>-728.25</text:p>
          </table:table-cell>
          <table:table-cell office:value-type="float" office:value="-61.25">
            <text:p>-61.25</text:p>
          </table:table-cell>
          <table:table-cell office:value-type="float" office:value="-0.10784912109375">
            <text:p>-0.1078491211</text:p>
          </table:table-cell>
          <table:table-cell office:value-type="float" office:value="-0.118414634146341">
            <text:p>-0.1184146341</text:p>
          </table:table-cell>
          <table:table-cell office:value-type="float" office:value="-0.00568181818181818">
            <text:p>-0.0056818182</text:p>
          </table:table-cell>
          <table:table-cell office:value-type="float" office:value="0.645325684696436">
            <text:p>0.6453256847</text:p>
          </table:table-cell>
          <table:table-cell office:value-type="float" office:value="0.613031950624628">
            <text:p>0.6130319506</text:p>
          </table:table-cell>
          <table:table-cell office:value-type="float" office:value="0.980176911157025">
            <text:p>0.9801769112</text:p>
          </table:table-cell>
          <table:table-cell office:value-type="float" office:value="-6.07384416254972">
            <text:p>-6.0738441625</text:p>
          </table:table-cell>
          <table:table-cell office:value-type="float" office:value="-5.49970848350849">
            <text:p>-5.4997084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67">
            <text:p>267</text:p>
          </table:table-cell>
          <table:table-cell office:value-type="float" office:value="4608">
            <text:p>4608</text:p>
          </table:table-cell>
          <table:table-cell office:value-type="float" office:value="6447">
            <text:p>6447</text:p>
          </table:table-cell>
          <table:table-cell office:value-type="float" office:value="10745">
            <text:p>10745</text:p>
          </table:table-cell>
          <table:table-cell office:value-type="float" office:value="-404.875">
            <text:p>-404.875</text:p>
          </table:table-cell>
          <table:table-cell office:value-type="float" office:value="73.5">
            <text:p>73.5</text:p>
          </table:table-cell>
          <table:table-cell office:value-type="float" office:value="122.5">
            <text:p>122.5</text:p>
          </table:table-cell>
          <table:table-cell office:value-type="float" office:value="-0.0878634982638889">
            <text:p>-0.0878634983</text:p>
          </table:table-cell>
          <table:table-cell table:number-columns-repeated="2" office:value-type="float" office:value="0.011400651465798">
            <text:p>0.0114006515</text:p>
          </table:table-cell>
          <table:table-cell office:value-type="float" office:value="0.707608944957639">
            <text:p>0.707608945</text:p>
          </table:table-cell>
          <table:table-cell table:number-columns-repeated="2" office:value-type="float" office:value="1.04015703084383">
            <text:p>1.0401570308</text:p>
          </table:table-cell>
          <table:table-cell office:value-type="float" office:value="-7.53702445174073">
            <text:p>-7.5370244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4896">
            <text:p>4896</text:p>
          </table:table-cell>
          <table:table-cell office:value-type="float" office:value="6768">
            <text:p>6768</text:p>
          </table:table-cell>
          <table:table-cell office:value-type="float" office:value="10710">
            <text:p>10710</text:p>
          </table:table-cell>
          <table:table-cell office:value-type="float" office:value="-292">
            <text:p>-292</text:p>
          </table:table-cell>
          <table:table-cell office:value-type="float" office:value="64">
            <text:p>64</text:p>
          </table:table-cell>
          <table:table-cell office:value-type="float" office:value="135.625">
            <text:p>135.625</text:p>
          </table:table-cell>
          <table:table-cell office:value-type="float" office:value="-0.059640522875817">
            <text:p>-0.0596405229</text:p>
          </table:table-cell>
          <table:table-cell office:value-type="float" office:value="0.00945626477541371">
            <text:p>0.0094562648</text:p>
          </table:table-cell>
          <table:table-cell office:value-type="float" office:value="0.0126633986928105">
            <text:p>0.0126633987</text:p>
          </table:table-cell>
          <table:table-cell office:value-type="float" office:value="0.798229874193686">
            <text:p>0.7982298742</text:p>
          </table:table-cell>
          <table:table-cell office:value-type="float" office:value="1.03327219176321">
            <text:p>1.0332721918</text:p>
          </table:table-cell>
          <table:table-cell office:value-type="float" office:value="1.04463620429108">
            <text:p>1.0446362043</text:p>
          </table:table-cell>
          <table:table-cell office:value-type="float" office:value="-11.2719588884035">
            <text:p>-11.27195888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4352">
            <text:p>4352</text:p>
          </table:table-cell>
          <table:table-cell office:value-type="float" office:value="6402">
            <text:p>6402</text:p>
          </table:table-cell>
          <table:table-cell office:value-type="float" office:value="9729">
            <text:p>9729</text:p>
          </table:table-cell>
          <table:table-cell office:value-type="float" office:value="-124.75">
            <text:p>-124.75</text:p>
          </table:table-cell>
          <table:table-cell office:value-type="float" office:value="-2.75">
            <text:p>-2.75</text:p>
          </table:table-cell>
          <table:table-cell office:value-type="float" office:value="-186.125">
            <text:p>-186.125</text:p>
          </table:table-cell>
          <table:table-cell office:value-type="float" office:value="-0.0286649816176471">
            <text:p>-0.0286649816</text:p>
          </table:table-cell>
          <table:table-cell office:value-type="float" office:value="-0.000429553264604811">
            <text:p>-0.0004295533</text:p>
          </table:table-cell>
          <table:table-cell office:value-type="float" office:value="-0.0191309487100421">
            <text:p>-0.0191309487</text:p>
          </table:table-cell>
          <table:table-cell office:value-type="float" office:value="0.90128305943367">
            <text:p>0.9012830594</text:p>
          </table:table-cell>
          <table:table-cell office:value-type="float" office:value="0.998496925225257">
            <text:p>0.9984969252</text:p>
          </table:table-cell>
          <table:table-cell office:value-type="float" office:value="0.933759026184003">
            <text:p>0.9337590262</text:p>
          </table:table-cell>
          <table:table-cell office:value-type="float" office:value="-23.8327206713237">
            <text:p>-23.83272067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4096">
            <text:p>4096</text:p>
          </table:table-cell>
          <table:table-cell office:value-type="float" office:value="6656">
            <text:p>6656</text:p>
          </table:table-cell>
          <table:table-cell office:value-type="float" office:value="9729">
            <text:p>9729</text:p>
          </table:table-cell>
          <table:table-cell office:value-type="float" office:value="26">
            <text:p>26</text:p>
          </table:table-cell>
          <table:table-cell office:value-type="float" office:value="42.25">
            <text:p>42.25</text:p>
          </table:table-cell>
          <table:table-cell office:value-type="float" office:value="77.625">
            <text:p>77.625</text:p>
          </table:table-cell>
          <table:table-cell table:number-columns-repeated="2" office:value-type="float" office:value="0.00634765625">
            <text:p>0.0063476563</text:p>
          </table:table-cell>
          <table:table-cell office:value-type="float" office:value="0.00797872340425532">
            <text:p>0.0079787234</text:p>
          </table:table-cell>
          <table:table-cell table:number-columns-repeated="2" office:value-type="float" office:value="1.02229577064514">
            <text:p>1.0222957706</text:p>
          </table:table-cell>
          <table:table-cell office:value-type="float" office:value="1.02805030556813">
            <text:p>1.0280503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4608">
            <text:p>4608</text:p>
          </table:table-cell>
          <table:table-cell office:value-type="float" office:value="6768">
            <text:p>6768</text:p>
          </table:table-cell>
          <table:table-cell office:value-type="float" office:value="10080">
            <text:p>1008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0.0104166666666667">
            <text:p>0.0104166667</text:p>
          </table:table-cell>
          <table:table-cell office:value-type="float" office:value="0.00945626477541371">
            <text:p>0.0094562648</text:p>
          </table:table-cell>
          <table:table-cell office:value-type="float" office:value="0.0104166666666667">
            <text:p>0.0104166667</text:p>
          </table:table-cell>
          <table:table-cell office:value-type="float" office:value="1.03667100694444">
            <text:p>1.0366710069</text:p>
          </table:table-cell>
          <table:table-cell office:value-type="float" office:value="1.03327219176321">
            <text:p>1.0332721918</text:p>
          </table:table-cell>
          <table:table-cell office:value-type="float" office:value="1.03667100694444">
            <text:p>1.0366710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4688">
            <text:p>4688</text:p>
          </table:table-cell>
          <table:table-cell office:value-type="float" office:value="6260">
            <text:p>6260</text:p>
          </table:table-cell>
          <table:table-cell office:value-type="float" office:value="10920">
            <text:p>10920</text:p>
          </table:table-cell>
          <table:table-cell office:value-type="float" office:value="-46">
            <text:p>-46</text:p>
          </table:table-cell>
          <table:table-cell office:value-type="float" office:value="1.25">
            <text:p>1.25</text:p>
          </table:table-cell>
          <table:table-cell office:value-type="float" office:value="-56.875">
            <text:p>-56.875</text:p>
          </table:table-cell>
          <table:table-cell office:value-type="float" office:value="-0.0098122866894198">
            <text:p>-0.0098122867</text:p>
          </table:table-cell>
          <table:table-cell office:value-type="float" office:value="0.000199680511182109">
            <text:p>0.0001996805</text:p>
          </table:table-cell>
          <table:table-cell office:value-type="float" office:value="-0.00520833333333333">
            <text:p>-0.0052083333</text:p>
          </table:table-cell>
          <table:table-cell office:value-type="float" office:value="0.965845707288378">
            <text:p>0.9658457073</text:p>
          </table:table-cell>
          <table:table-cell office:value-type="float" office:value="1.00069895993886">
            <text:p>1.0006989599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4400">
            <text:p>4400</text:p>
          </table:table-cell>
          <table:table-cell office:value-type="float" office:value="6190">
            <text:p>6190</text:p>
          </table:table-cell>
          <table:table-cell office:value-type="float" office:value="10640">
            <text:p>10640</text:p>
          </table:table-cell>
          <table:table-cell office:value-type="float" office:value="14">
            <text:p>14</text:p>
          </table:table-cell>
          <table:table-cell office:value-type="float" office:value="21.25">
            <text:p>21.25</text:p>
          </table:table-cell>
          <table:table-cell office:value-type="float" office:value="13.125">
            <text:p>13.125</text:p>
          </table:table-cell>
          <table:table-cell office:value-type="float" office:value="0.00318181818181818">
            <text:p>0.0031818182</text:p>
          </table:table-cell>
          <table:table-cell office:value-type="float" office:value="0.0034329563812601">
            <text:p>0.0034329564</text:p>
          </table:table-cell>
          <table:table-cell office:value-type="float" office:value="0.00123355263157895">
            <text:p>0.0012335526</text:p>
          </table:table-cell>
          <table:table-cell office:value-type="float" office:value="1.01115620661157">
            <text:p>1.0111562066</text:p>
          </table:table-cell>
          <table:table-cell office:value-type="float" office:value="1.01203844630586">
            <text:p>1.0120384463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4960">
            <text:p>4960</text:p>
          </table:table-cell>
          <table:table-cell office:value-type="float" office:value="6600">
            <text:p>6600</text:p>
          </table:table-cell>
          <table:table-cell office:value-type="float" office:value="11235">
            <text:p>11235</text:p>
          </table:table-cell>
          <table:table-cell office:value-type="float" office:value="-80.75">
            <text:p>-80.75</text:p>
          </table:table-cell>
          <table:table-cell office:value-type="float" office:value="49.5">
            <text:p>49.5</text:p>
          </table:table-cell>
          <table:table-cell office:value-type="float" office:value="236.25">
            <text:p>236.25</text:p>
          </table:table-cell>
          <table:table-cell office:value-type="float" office:value="-0.0162802419354839">
            <text:p>-0.0162802419</text:p>
          </table:table-cell>
          <table:table-cell office:value-type="float" office:value="0.0075">
            <text:p>0.0075</text:p>
          </table:table-cell>
          <table:table-cell office:value-type="float" office:value="0.0210280373831776">
            <text:p>0.0210280374</text:p>
          </table:table-cell>
          <table:table-cell office:value-type="float" office:value="0.943538643929663">
            <text:p>0.9435386439</text:p>
          </table:table-cell>
          <table:table-cell office:value-type="float" office:value="1.02636025">
            <text:p>1.02636025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5120">
            <text:p>5120</text:p>
          </table:table-cell>
          <table:table-cell office:value-type="float" office:value="6896">
            <text:p>6896</text:p>
          </table:table-cell>
          <table:table-cell office:value-type="float" office:value="11585">
            <text:p>11585</text:p>
          </table:table-cell>
          <table:table-cell office:value-type="float" office:value="-131.375">
            <text:p>-131.375</text:p>
          </table:table-cell>
          <table:table-cell office:value-type="float" office:value="-12">
            <text:p>-12</text:p>
          </table:table-cell>
          <table:table-cell office:value-type="float" office:value="140">
            <text:p>140</text:p>
          </table:table-cell>
          <table:table-cell office:value-type="float" office:value="-0.0256591796875">
            <text:p>-0.0256591797</text:p>
          </table:table-cell>
          <table:table-cell office:value-type="float" office:value="-0.00174013921113689">
            <text:p>-0.0017401392</text:p>
          </table:table-cell>
          <table:table-cell office:value-type="float" office:value="0.0120845921450151">
            <text:p>0.0120845921</text:p>
          </table:table-cell>
          <table:table-cell office:value-type="float" office:value="0.911483322358131">
            <text:p>0.9114833224</text:p>
          </table:table-cell>
          <table:table-cell office:value-type="float" office:value="0.99391544780659">
            <text:p>0.9939154478</text:p>
          </table:table-cell>
          <table:table-cell office:value-type="float" office:value="1.04258230574748">
            <text:p>1.0425823057</text:p>
          </table:table-cell>
          <table:table-cell office:value-type="float" office:value="-26.6655391394205">
            <text:p>-26.6655391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4624">
            <text:p>4624</text:p>
          </table:table-cell>
          <table:table-cell office:value-type="float" office:value="6672">
            <text:p>6672</text:p>
          </table:table-cell>
          <table:table-cell office:value-type="float" office:value="10255">
            <text:p>10255</text:p>
          </table:table-cell>
          <table:table-cell office:value-type="float" office:value="-67.875">
            <text:p>-67.875</text:p>
          </table:table-cell>
          <table:table-cell office:value-type="float" office:value="-30">
            <text:p>-30</text:p>
          </table:table-cell>
          <table:table-cell office:value-type="float" office:value="-100.625">
            <text:p>-100.625</text:p>
          </table:table-cell>
          <table:table-cell office:value-type="float" office:value="-0.0146788494809689">
            <text:p>-0.0146788495</text:p>
          </table:table-cell>
          <table:table-cell office:value-type="float" office:value="-0.00449640287769784">
            <text:p>-0.0044964029</text:p>
          </table:table-cell>
          <table:table-cell office:value-type="float" office:value="-0.0098122866894198">
            <text:p>-0.0098122867</text:p>
          </table:table-cell>
          <table:table-cell office:value-type="float" office:value="0.949046345315895">
            <text:p>0.9490463453</text:p>
          </table:table-cell>
          <table:table-cell office:value-type="float" office:value="0.984302216500181">
            <text:p>0.9843022165</text:p>
          </table:table-cell>
          <table:table-cell office:value-type="float" office:value="0.965845707288378">
            <text:p>0.96584570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4400">
            <text:p>4400</text:p>
          </table:table-cell>
          <table:table-cell office:value-type="float" office:value="6589">
            <text:p>6589</text:p>
          </table:table-cell>
          <table:table-cell office:value-type="float" office:value="10189">
            <text:p>10189</text:p>
          </table:table-cell>
          <table:table-cell office:value-type="float" office:value="14">
            <text:p>14</text:p>
          </table:table-cell>
          <table:table-cell office:value-type="float" office:value="37.125">
            <text:p>37.125</text:p>
          </table:table-cell>
          <table:table-cell office:value-type="float" office:value="175.375">
            <text:p>175.375</text:p>
          </table:table-cell>
          <table:table-cell office:value-type="float" office:value="0.00318181818181818">
            <text:p>0.0031818182</text:p>
          </table:table-cell>
          <table:table-cell office:value-type="float" office:value="0.00563439065108514">
            <text:p>0.0056343907</text:p>
          </table:table-cell>
          <table:table-cell office:value-type="float" office:value="0.0172121896162528">
            <text:p>0.0172121896</text:p>
          </table:table-cell>
          <table:table-cell office:value-type="float" office:value="1.01115620661157">
            <text:p>1.0111562066</text:p>
          </table:table-cell>
          <table:table-cell office:value-type="float" office:value="1.0197825901405">
            <text:p>1.0197825901</text:p>
          </table:table-cell>
          <table:table-cell office:value-type="float" office:value="1.0608233322208">
            <text:p>1.0608233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4490">
            <text:p>4490</text:p>
          </table:table-cell>
          <table:table-cell office:value-type="float" office:value="6510">
            <text:p>6510</text:p>
          </table:table-cell>
          <table:table-cell office:value-type="float" office:value="10850">
            <text:p>10850</text:p>
          </table:table-cell>
          <table:table-cell office:value-type="float" office:value="176.125">
            <text:p>176.125</text:p>
          </table:table-cell>
          <table:table-cell office:value-type="float" office:value="-25.75">
            <text:p>-25.75</text:p>
          </table:table-cell>
          <table:table-cell office:value-type="float" office:value="-43">
            <text:p>-43</text:p>
          </table:table-cell>
          <table:table-cell office:value-type="float" office:value="0.0392260579064588">
            <text:p>0.0392260579</text:p>
          </table:table-cell>
          <table:table-cell office:value-type="float" office:value="-0.00395545314900154">
            <text:p>-0.0039554531</text:p>
          </table:table-cell>
          <table:table-cell office:value-type="float" office:value="-0.003963133640553">
            <text:p>-0.0039631336</text:p>
          </table:table-cell>
          <table:table-cell office:value-type="float" office:value="1.14030702256561">
            <text:p>1.1403070226</text:p>
          </table:table-cell>
          <table:table-cell office:value-type="float" office:value="0.986186579373338">
            <text:p>0.9861865794</text:p>
          </table:table-cell>
          <table:table-cell office:value-type="float" office:value="0.98615981685744">
            <text:p>0.9861598169</text:p>
          </table:table-cell>
          <table:table-cell office:value-type="float" office:value="18.0149308183205">
            <text:p>18.0149308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4245">
            <text:p>4245</text:p>
          </table:table-cell>
          <table:table-cell office:value-type="float" office:value="6672">
            <text:p>6672</text:p>
          </table:table-cell>
          <table:table-cell office:value-type="float" office:value="11200">
            <text:p>11200</text:p>
          </table:table-cell>
          <table:table-cell office:value-type="float" office:value="129.25">
            <text:p>129.25</text:p>
          </table:table-cell>
          <table:table-cell office:value-type="float" office:value="-30">
            <text:p>-30</text:p>
          </table:table-cell>
          <table:table-cell office:value-type="float" office:value="-132.5">
            <text:p>-132.5</text:p>
          </table:table-cell>
          <table:table-cell office:value-type="float" office:value="0.0304475853945819">
            <text:p>0.0304475854</text:p>
          </table:table-cell>
          <table:table-cell office:value-type="float" office:value="-0.00449640287769784">
            <text:p>-0.0044964029</text:p>
          </table:table-cell>
          <table:table-cell office:value-type="float" office:value="-0.0118303571428571">
            <text:p>-0.0118303571</text:p>
          </table:table-cell>
          <table:table-cell office:value-type="float" office:value="1.1083835775755">
            <text:p>1.1083835776</text:p>
          </table:table-cell>
          <table:table-cell office:value-type="float" office:value="0.984302216500181">
            <text:p>0.9843022165</text:p>
          </table:table-cell>
          <table:table-cell office:value-type="float" office:value="0.95886806640625">
            <text:p>0.9588680664</text:p>
          </table:table-cell>
          <table:table-cell office:value-type="float" office:value="23.1101005689637">
            <text:p>23.110100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4145">
            <text:p>4145</text:p>
          </table:table-cell>
          <table:table-cell office:value-type="float" office:value="6210">
            <text:p>6210</text:p>
          </table:table-cell>
          <table:table-cell office:value-type="float" office:value="10115">
            <text:p>10115</text:p>
          </table:table-cell>
          <table:table-cell office:value-type="float" office:value="206.125">
            <text:p>206.125</text:p>
          </table:table-cell>
          <table:table-cell office:value-type="float" office:value="29.625">
            <text:p>29.625</text:p>
          </table:table-cell>
          <table:table-cell office:value-type="float" office:value="59.125">
            <text:p>59.125</text:p>
          </table:table-cell>
          <table:table-cell office:value-type="float" office:value="0.0497285886610374">
            <text:p>0.0497285887</text:p>
          </table:table-cell>
          <table:table-cell office:value-type="float" office:value="0.00477053140096618">
            <text:p>0.0047705314</text:p>
          </table:table-cell>
          <table:table-cell office:value-type="float" office:value="0.00584527928818586">
            <text:p>0.0058452793</text:p>
          </table:table-cell>
          <table:table-cell office:value-type="float" office:value="1.17889700807286">
            <text:p>1.1788970081</text:p>
          </table:table-cell>
          <table:table-cell office:value-type="float" office:value="1.01674146552428">
            <text:p>1.0167414655</text:p>
          </table:table-cell>
          <table:table-cell office:value-type="float" office:value="1.02052544539697">
            <text:p>1.0205254454</text:p>
          </table:table-cell>
          <table:table-cell office:value-type="float" office:value="14.2823759256119">
            <text:p>14.2823759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4976">
            <text:p>4976</text:p>
          </table:table-cell>
          <table:table-cell office:value-type="float" office:value="6960">
            <text:p>6960</text:p>
          </table:table-cell>
          <table:table-cell office:value-type="float" office:value="10885">
            <text:p>10885</text:p>
          </table:table-cell>
          <table:table-cell office:value-type="float" office:value="133.125">
            <text:p>133.125</text:p>
          </table:table-cell>
          <table:table-cell office:value-type="float" office:value="-103.25">
            <text:p>-103.25</text:p>
          </table:table-cell>
          <table:table-cell office:value-type="float" office:value="291.125">
            <text:p>291.125</text:p>
          </table:table-cell>
          <table:table-cell office:value-type="float" office:value="0.0267534163987138">
            <text:p>0.0267534164</text:p>
          </table:table-cell>
          <table:table-cell office:value-type="float" office:value="-0.0148347701149425">
            <text:p>-0.0148347701</text:p>
          </table:table-cell>
          <table:table-cell office:value-type="float" office:value="0.0267455213596693">
            <text:p>0.0267455214</text:p>
          </table:table-cell>
          <table:table-cell office:value-type="float" office:value="1.09503981816194">
            <text:p>1.0950398182</text:p>
          </table:table-cell>
          <table:table-cell office:value-type="float" office:value="0.948509642590253">
            <text:p>0.9485096426</text:p>
          </table:table-cell>
          <table:table-cell office:value-type="float" office:value="1.09501135766793">
            <text:p>1.0950113577</text:p>
          </table:table-cell>
          <table:table-cell office:value-type="float" office:value="26.2537837573675">
            <text:p>26.2537837574</text:p>
          </table:table-cell>
          <table:table-cell office:value-type="float" office:value="0">
            <text:p>0</text:p>
          </table:table-cell>
          <table:table-cell office:value-type="float" office:value="26.2614322287432">
            <text:p>26.261432228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979">
            <text:p>4979</text:p>
          </table:table-cell>
          <table:table-cell office:value-type="float" office:value="7781">
            <text:p>7781</text:p>
          </table:table-cell>
          <table:table-cell office:value-type="float" office:value="12441">
            <text:p>12441</text:p>
          </table:table-cell>
          <table:table-cell office:value-type="float" office:value="35.875">
            <text:p>35.875</text:p>
          </table:table-cell>
          <table:table-cell office:value-type="float" office:value="69.375">
            <text:p>69.375</text:p>
          </table:table-cell>
          <table:table-cell office:value-type="float" office:value="542.5">
            <text:p>542.5</text:p>
          </table:table-cell>
          <table:table-cell office:value-type="float" office:value="0.00720526210082346">
            <text:p>0.0072052621</text:p>
          </table:table-cell>
          <table:table-cell office:value-type="float" office:value="0.00891594910679861">
            <text:p>0.0089159491</text:p>
          </table:table-cell>
          <table:table-cell office:value-type="float" office:value="0.0436058194678884">
            <text:p>0.0436058195</text:p>
          </table:table-cell>
          <table:table-cell office:value-type="float" office:value="1.02532017232469">
            <text:p>1.0253201723</text:p>
          </table:table-cell>
          <table:table-cell office:value-type="float" office:value="1.03136163040481">
            <text:p>1.0313616304</text:p>
          </table:table-cell>
          <table:table-cell office:value-type="float" office:value="1.15634724442088">
            <text:p>1.1563472444</text:p>
          </table:table-cell>
          <table:table-cell table:number-columns-repeated="2" office:value-type="float" office:value="0">
            <text:p>0</text:p>
          </table:table-cell>
          <table:table-cell office:value-type="float" office:value="16.2398577087211">
            <text:p>16.239857708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4">
            <text:p>4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4811">
            <text:p>4811</text:p>
          </table:table-cell>
          <table:table-cell office:value-type="float" office:value="7519">
            <text:p>7519</text:p>
          </table:table-cell>
          <table:table-cell office:value-type="float" office:value="12023">
            <text:p>12023</text:p>
          </table:table-cell>
          <table:table-cell office:value-type="float" office:value="-122.25">
            <text:p>-122.25</text:p>
          </table:table-cell>
          <table:table-cell office:value-type="float" office:value="-165.875">
            <text:p>-165.875</text:p>
          </table:table-cell>
          <table:table-cell office:value-type="float" office:value="257">
            <text:p>257</text:p>
          </table:table-cell>
          <table:table-cell office:value-type="float" office:value="-0.025410517563916">
            <text:p>-0.0254105176</text:p>
          </table:table-cell>
          <table:table-cell office:value-type="float" office:value="-0.0220607793589573">
            <text:p>-0.0220607794</text:p>
          </table:table-cell>
          <table:table-cell office:value-type="float" office:value="0.021375696581552">
            <text:p>0.0213756966</text:p>
          </table:table-cell>
          <table:table-cell office:value-type="float" office:value="0.912328749555911">
            <text:p>0.9123287496</text:p>
          </table:table-cell>
          <table:table-cell office:value-type="float" office:value="0.923741161096062">
            <text:p>0.9237411611</text:p>
          </table:table-cell>
          <table:table-cell office:value-type="float" office:value="1.07571050202795">
            <text:p>1.075710502</text:p>
          </table:table-cell>
          <table:table-cell office:value-type="float" office:value="-26.9299035776369">
            <text:p>-26.9299035776</text:p>
          </table:table-cell>
          <table:table-cell office:value-type="float" office:value="-31.0720242378183">
            <text:p>-31.0720242378</text:p>
          </table:table-cell>
          <table:table-cell office:value-type="float" office:value="32.7722334268202">
            <text:p>32.772233426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4">
            <text:p>4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4904">
            <text:p>4904</text:p>
          </table:table-cell>
          <table:table-cell office:value-type="float" office:value="7664">
            <text:p>7664</text:p>
          </table:table-cell>
          <table:table-cell office:value-type="float" office:value="12255">
            <text:p>12255</text:p>
          </table:table-cell>
          <table:table-cell office:value-type="float" office:value="-68.8571428571429">
            <text:p>-68.8571428571</text:p>
          </table:table-cell>
          <table:table-cell office:value-type="float" office:value="-139.857142857143">
            <text:p>-139.8571428571</text:p>
          </table:table-cell>
          <table:table-cell office:value-type="float" office:value="321.857142857143">
            <text:p>321.8571428571</text:p>
          </table:table-cell>
          <table:table-cell office:value-type="float" office:value="-0.0140410160801678">
            <text:p>-0.0140410161</text:p>
          </table:table-cell>
          <table:table-cell office:value-type="float" office:value="-0.0182485833581867">
            <text:p>-0.0182485834</text:p>
          </table:table-cell>
          <table:table-cell office:value-type="float" office:value="0.0262633327504809">
            <text:p>0.0262633328</text:p>
          </table:table-cell>
          <table:table-cell office:value-type="float" office:value="0.951242857979237">
            <text:p>0.951242858</text:p>
          </table:table-cell>
          <table:table-cell office:value-type="float" office:value="0.936782659403725">
            <text:p>0.9367826594</text:p>
          </table:table-cell>
          <table:table-cell office:value-type="float" office:value="1.09327359941512">
            <text:p>1.0932735994</text:p>
          </table:table-cell>
          <table:table-cell table:number-columns-repeated="2" office:value-type="float" office:value="0">
            <text:p>0</text:p>
          </table:table-cell>
          <table:table-cell office:value-type="float" office:value="26.7372780581378">
            <text:p>26.737278058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4910">
            <text:p>4910</text:p>
          </table:table-cell>
          <table:table-cell office:value-type="float" office:value="8032">
            <text:p>8032</text:p>
          </table:table-cell>
          <table:table-cell office:value-type="float" office:value="13655">
            <text:p>13655</text:p>
          </table:table-cell>
          <table:table-cell office:value-type="float" office:value="0">
            <text:p>0</text:p>
          </table:table-cell>
          <table:table-cell office:value-type="float" office:value="43.5">
            <text:p>43.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00541583665338645">
            <text:p>0.0054158367</text:p>
          </table:table-cell>
          <table:table-cell office:value-type="float" office:value="0.00541926034419626">
            <text:p>0.0054192603</text:p>
          </table:table-cell>
          <table:table-cell office:value-type="float" office:value="1">
            <text:p>1</text:p>
          </table:table-cell>
          <table:table-cell office:value-type="float" office:value="1.0190129176087">
            <text:p>1.0190129176</text:p>
          </table:table-cell>
          <table:table-cell office:value-type="float" office:value="1.01902497323474">
            <text:p>1.0190249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4885">
            <text:p>4885</text:p>
          </table:table-cell>
          <table:table-cell office:value-type="float" office:value="7987">
            <text:p>7987</text:p>
          </table:table-cell>
          <table:table-cell office:value-type="float" office:value="13979">
            <text:p>13979</text:p>
          </table:table-cell>
          <table:table-cell office:value-type="float" office:value="-388.4">
            <text:p>-388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795087001023541">
            <text:p>-0.0795087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4109951090014">
            <text:p>0.7341099511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-8.36651990121011">
            <text:p>-8.3665199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3856">
            <text:p>3856</text:p>
          </table:table-cell>
          <table:table-cell office:value-type="float" office:value="7003">
            <text:p>7003</text:p>
          </table:table-cell>
          <table:table-cell office:value-type="float" office:value="14930">
            <text:p>14930</text:p>
          </table:table-cell>
          <table:table-cell office:value-type="float" office:value="-388">
            <text:p>-388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0622406639004">
            <text:p>-0.10062240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666319450423">
            <text:p>0.6676663195</text:p>
          </table:table-cell>
          <table:table-cell office:value-type="float" office:value="1.15">
            <text:p>1.15</text:p>
          </table:table-cell>
          <table:table-cell office:value-type="float" office:value="1.24">
            <text:p>1.24</text:p>
          </table:table-cell>
          <table:table-cell office:value-type="float" office:value="-6.53589845788211">
            <text:p>-6.53589845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5">
            <text:p>5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561">
            <text:p>3561</text:p>
          </table:table-cell>
          <table:table-cell office:value-type="float" office:value="7090">
            <text:p>7090</text:p>
          </table:table-cell>
          <table:table-cell office:value-type="float" office:value="15946">
            <text:p>15946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05">
            <text:p>1.05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5">
            <text:p>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88">
            <text:p>3288</text:p>
          </table:table-cell>
          <table:table-cell office:value-type="float" office:value="7108">
            <text:p>7108</text:p>
          </table:table-cell>
          <table:table-cell office:value-type="float" office:value="17030">
            <text:p>17030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05">
            <text:p>1.05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3.5">
            <text:p>73.5</text:p>
          </table:table-cell>
          <table:table-cell office:value-type="float" office:value="3847">
            <text:p>3847</text:p>
          </table:table-cell>
          <table:table-cell office:value-type="float" office:value="14098.75">
            <text:p>14098.75</text:p>
          </table:table-cell>
          <table:table-cell office:value-type="float" office:value="11.0625">
            <text:p>11.06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621">
            <text:p>621</text:p>
          </table:table-cell>
          <table:table-cell office:value-type="float" office:value="3036">
            <text:p>3036</text:p>
          </table:table-cell>
          <table:table-cell office:value-type="float" office:value="7007">
            <text:p>7007</text:p>
          </table:table-cell>
          <table:table-cell office:value-type="float" office:value="18189">
            <text:p>18189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67">
            <text:p>67</text:p>
          </table:table-cell>
          <table:table-cell office:value-type="float" office:value="3872.33333333333">
            <text:p>3872.3333333333</text:p>
          </table:table-cell>
          <table:table-cell office:value-type="float" office:value="12337.3333333333">
            <text:p>12337.3333333333</text:p>
          </table:table-cell>
          <table:table-cell office:value-type="float" office:value="11.2766666666667">
            <text:p>11.27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39">
            <text:p>439</text:p>
          </table:table-cell>
          <table:table-cell office:value-type="float" office:value="646">
            <text:p>646</text:p>
          </table:table-cell>
          <table:table-cell office:value-type="float" office:value="2804">
            <text:p>2804</text:p>
          </table:table-cell>
          <table:table-cell office:value-type="float" office:value="6993">
            <text:p>6993</text:p>
          </table:table-cell>
          <table:table-cell office:value-type="float" office:value="19426">
            <text:p>19426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.6">
            <text:p>15.6</text:p>
          </table:table-cell>
          <table:table-cell office:value-type="float" office:value="19.6">
            <text:p>19.6</text:p>
          </table:table-cell>
          <table:table-cell office:value-type="float" office:value="27.2">
            <text:p>27.2</text:p>
          </table:table-cell>
          <table:table-cell office:value-type="float" office:value="15228">
            <text:p>15228</text:p>
          </table:table-cell>
          <table:table-cell office:value-type="float" office:value="15339">
            <text:p>15339</text:p>
          </table:table-cell>
          <table:table-cell office:value-type="float" office:value="15924">
            <text:p>159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9:32.03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1062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5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682">
                <text:p>15682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712">
                <text:p>11712</text:p>
              </table:table-cell>
              <table:table-cell office:value-type="float" office:value="15212">
                <text:p>15212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044">
                <text:p>11044</text:p>
              </table:table-cell>
              <table:table-cell office:value-type="float" office:value="14488">
                <text:p>14488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4168">
                <text:p>14168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770">
                <text:p>10770</text:p>
              </table:table-cell>
              <table:table-cell office:value-type="float" office:value="14142">
                <text:p>14142</text:p>
              </table:table-cell>
              <table:table-cell office:value-type="float" office:value="21295">
                <text:p>2129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218">
                <text:p>11218</text:p>
              </table:table-cell>
              <table:table-cell office:value-type="float" office:value="14806">
                <text:p>14806</text:p>
              </table:table-cell>
              <table:table-cell office:value-type="float" office:value="20397">
                <text:p>2039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044">
                <text:p>11044</text:p>
              </table:table-cell>
              <table:table-cell office:value-type="float" office:value="14601">
                <text:p>14601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940">
                <text:p>10940</text:p>
              </table:table-cell>
              <table:table-cell office:value-type="float" office:value="15090">
                <text:p>15090</text:p>
              </table:table-cell>
              <table:table-cell office:value-type="float" office:value="21148">
                <text:p>2114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791">
                <text:p>10791</text:p>
              </table:table-cell>
              <table:table-cell office:value-type="float" office:value="15053">
                <text:p>15053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000">
                <text:p>11000</text:p>
              </table:table-cell>
              <table:table-cell office:value-type="float" office:value="14249">
                <text:p>14249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990">
                <text:p>10990</text:p>
              </table:table-cell>
              <table:table-cell office:value-type="float" office:value="14276">
                <text:p>14276</text:p>
              </table:table-cell>
              <table:table-cell office:value-type="float" office:value="19810">
                <text:p>1981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80">
                <text:p>13980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742">
                <text:p>10742</text:p>
              </table:table-cell>
              <table:table-cell office:value-type="float" office:value="13950">
                <text:p>13950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000">
                <text:p>11000</text:p>
              </table:table-cell>
              <table:table-cell office:value-type="float" office:value="14262">
                <text:p>14262</text:p>
              </table:table-cell>
              <table:table-cell office:value-type="float" office:value="19523">
                <text:p>1952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989">
                <text:p>10989</text:p>
              </table:table-cell>
              <table:table-cell office:value-type="float" office:value="14506">
                <text:p>14506</text:p>
              </table:table-cell>
              <table:table-cell office:value-type="float" office:value="19911">
                <text:p>1991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30">
                <text:p>10530</text:p>
              </table:table-cell>
              <table:table-cell office:value-type="float" office:value="13841">
                <text:p>13841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187">
                <text:p>10187</text:p>
              </table:table-cell>
              <table:table-cell office:value-type="float" office:value="13964">
                <text:p>13964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985">
                <text:p>9985</text:p>
              </table:table-cell>
              <table:table-cell office:value-type="float" office:value="14161">
                <text:p>14161</text:p>
              </table:table-cell>
              <table:table-cell office:value-type="float" office:value="19667">
                <text:p>1966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38">
                <text:p>9238</text:p>
              </table:table-cell>
              <table:table-cell office:value-type="float" office:value="13900">
                <text:p>13900</text:p>
              </table:table-cell>
              <table:table-cell office:value-type="float" office:value="19778">
                <text:p>1977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24">
                <text:p>9424</text:p>
              </table:table-cell>
              <table:table-cell office:value-type="float" office:value="13112">
                <text:p>13112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470">
                <text:p>9470</text:p>
              </table:table-cell>
              <table:table-cell office:value-type="float" office:value="13176">
                <text:p>13176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414">
                <text:p>9414</text:p>
              </table:table-cell>
              <table:table-cell office:value-type="float" office:value="13750">
                <text:p>13750</text:p>
              </table:table-cell>
              <table:table-cell office:value-type="float" office:value="19667">
                <text:p>1966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38">
                <text:p>9238</text:p>
              </table:table-cell>
              <table:table-cell office:value-type="float" office:value="12640">
                <text:p>12640</text:p>
              </table:table-cell>
              <table:table-cell office:value-type="float" office:value="20106">
                <text:p>2010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09">
                <text:p>8809</text:p>
              </table:table-cell>
              <table:table-cell office:value-type="float" office:value="12186">
                <text:p>12186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2312">
                <text:p>12312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1921">
                <text:p>11921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44">
                <text:p>11544</text:p>
              </table:table-cell>
              <table:table-cell office:value-type="float" office:value="16817">
                <text:p>168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515">
                <text:p>11515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34">
                <text:p>12234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1648">
                <text:p>1164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78">
                <text:p>8178</text:p>
              </table:table-cell>
              <table:table-cell office:value-type="float" office:value="10934">
                <text:p>10934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86">
                <text:p>10986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18">
                <text:p>8018</text:p>
              </table:table-cell>
              <table:table-cell office:value-type="float" office:value="10784">
                <text:p>10784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618">
                <text:p>10618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40">
                <text:p>8040</text:p>
              </table:table-cell>
              <table:table-cell office:value-type="float" office:value="10686">
                <text:p>10686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923">
                <text:p>10923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860">
                <text:p>11860</text:p>
              </table:table-cell>
              <table:table-cell office:value-type="float" office:value="17042">
                <text:p>1704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064">
                <text:p>8064</text:p>
              </table:table-cell>
              <table:table-cell office:value-type="float" office:value="11210">
                <text:p>1121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22">
                <text:p>7922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258">
                <text:p>12258</text:p>
              </table:table-cell>
              <table:table-cell office:value-type="float" office:value="17527">
                <text:p>1752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59">
                <text:p>7459</text:p>
              </table:table-cell>
              <table:table-cell office:value-type="float" office:value="11795">
                <text:p>11795</text:p>
              </table:table-cell>
              <table:table-cell office:value-type="float" office:value="16938">
                <text:p>169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828">
                <text:p>11828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60">
                <text:p>8560</text:p>
              </table:table-cell>
              <table:table-cell office:value-type="float" office:value="11739">
                <text:p>11739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320">
                <text:p>12320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161">
                <text:p>9161</text:p>
              </table:table-cell>
              <table:table-cell office:value-type="float" office:value="11720">
                <text:p>11720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86">
                <text:p>8686</text:p>
              </table:table-cell>
              <table:table-cell office:value-type="float" office:value="11726">
                <text:p>11726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58">
                <text:p>7458</text:p>
              </table:table-cell>
              <table:table-cell office:value-type="float" office:value="11512">
                <text:p>11512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840">
                <text:p>5840</text:p>
              </table:table-cell>
              <table:table-cell office:value-type="float" office:value="10511">
                <text:p>10511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590">
                <text:p>4590</text:p>
              </table:table-cell>
              <table:table-cell office:value-type="float" office:value="9589">
                <text:p>9589</text:p>
              </table:table-cell>
              <table:table-cell office:value-type="float" office:value="15918">
                <text:p>1591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275">
                <text:p>4275</text:p>
              </table:table-cell>
              <table:table-cell office:value-type="float" office:value="10155">
                <text:p>10155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777">
                <text:p>4777</text:p>
              </table:table-cell>
              <table:table-cell office:value-type="float" office:value="9581">
                <text:p>9581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338">
                <text:p>5338</text:p>
              </table:table-cell>
              <table:table-cell office:value-type="float" office:value="9315">
                <text:p>9315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590">
                <text:p>4590</text:p>
              </table:table-cell>
              <table:table-cell office:value-type="float" office:value="8610">
                <text:p>8610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420">
                <text:p>4420</text:p>
              </table:table-cell>
              <table:table-cell office:value-type="float" office:value="8535">
                <text:p>8535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777">
                <text:p>4777</text:p>
              </table:table-cell>
              <table:table-cell office:value-type="float" office:value="7328">
                <text:p>7328</text:p>
              </table:table-cell>
              <table:table-cell office:value-type="float" office:value="12551">
                <text:p>1255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6880">
                <text:p>6880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096">
                <text:p>4096</text:p>
              </table:table-cell>
              <table:table-cell office:value-type="float" office:value="6150">
                <text:p>615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6447">
                <text:p>6447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6768">
                <text:p>6768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6402">
                <text:p>6402</text:p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096">
                <text:p>4096</text:p>
              </table:table-cell>
              <table:table-cell office:value-type="float" office:value="6656">
                <text:p>6656</text:p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6768">
                <text:p>6768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688">
                <text:p>4688</text:p>
              </table:table-cell>
              <table:table-cell office:value-type="float" office:value="6260">
                <text:p>6260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400">
                <text:p>4400</text:p>
              </table:table-cell>
              <table:table-cell office:value-type="float" office:value="6190">
                <text:p>619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960">
                <text:p>4960</text:p>
              </table:table-cell>
              <table:table-cell office:value-type="float" office:value="6600">
                <text:p>6600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120">
                <text:p>5120</text:p>
              </table:table-cell>
              <table:table-cell office:value-type="float" office:value="6896">
                <text:p>6896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624">
                <text:p>4624</text:p>
              </table:table-cell>
              <table:table-cell office:value-type="float" office:value="6672">
                <text:p>6672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400">
                <text:p>4400</text:p>
              </table:table-cell>
              <table:table-cell office:value-type="float" office:value="6589">
                <text:p>6589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90">
                <text:p>4490</text:p>
              </table:table-cell>
              <table:table-cell office:value-type="float" office:value="6510">
                <text:p>6510</text:p>
              </table:table-cell>
              <table:table-cell office:value-type="float" office:value="10850">
                <text:p>1085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245">
                <text:p>4245</text:p>
              </table:table-cell>
              <table:table-cell office:value-type="float" office:value="6672">
                <text:p>6672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145">
                <text:p>4145</text:p>
              </table:table-cell>
              <table:table-cell office:value-type="float" office:value="6210">
                <text:p>6210</text:p>
              </table:table-cell>
              <table:table-cell office:value-type="float" office:value="10115">
                <text:p>1011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4976">
                <text:p>4976</text:p>
              </table:table-cell>
              <table:table-cell office:value-type="float" office:value="6960">
                <text:p>6960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4979">
                <text:p>4979</text:p>
              </table:table-cell>
              <table:table-cell office:value-type="float" office:value="7781">
                <text:p>7781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4811">
                <text:p>4811</text:p>
              </table:table-cell>
              <table:table-cell office:value-type="float" office:value="7519">
                <text:p>7519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4904">
                <text:p>4904</text:p>
              </table:table-cell>
              <table:table-cell office:value-type="float" office:value="7664">
                <text:p>7664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4910">
                <text:p>4910</text:p>
              </table:table-cell>
              <table:table-cell office:value-type="float" office:value="8032">
                <text:p>8032</text:p>
              </table:table-cell>
              <table:table-cell office:value-type="float" office:value="13655">
                <text:p>1365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4885">
                <text:p>4885</text:p>
              </table:table-cell>
              <table:table-cell office:value-type="float" office:value="7987">
                <text:p>7987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856">
                <text:p>3856</text:p>
              </table:table-cell>
              <table:table-cell office:value-type="float" office:value="7003">
                <text:p>7003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561">
                <text:p>3561</text:p>
              </table:table-cell>
              <table:table-cell office:value-type="float" office:value="7090">
                <text:p>7090</text:p>
              </table:table-cell>
              <table:table-cell office:value-type="float" office:value="15946">
                <text:p>1594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288">
                <text:p>3288</text:p>
              </table:table-cell>
              <table:table-cell office:value-type="float" office:value="7108">
                <text:p>7108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036">
                <text:p>3036</text:p>
              </table:table-cell>
              <table:table-cell office:value-type="float" office:value="7007">
                <text:p>7007</text:p>
              </table:table-cell>
              <table:table-cell office:value-type="float" office:value="18189">
                <text:p>1818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2804">
                <text:p>2804</text:p>
              </table:table-cell>
              <table:table-cell office:value-type="float" office:value="6993">
                <text:p>6993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7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872.33333333333">
                <text:p>387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6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1.0625">
                <text:p>11.062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2766666666667">
                <text:p>11.2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2.0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8520024511198">
                <text:p>0.8485200245111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7832256010675">
                <text:p>0.9878322560106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6397404726582">
                <text:p>0.98639740472658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69904761314039">
                <text:p>0.76990476131403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9382472093768">
                <text:p>0.99938247209376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8913619963231">
                <text:p>0.91891361996323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2555718065037">
                <text:p>0.95255571806503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5388996872782">
                <text:p>0.99538899687278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766344912632">
                <text:p>1.0076634491263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89062313425">
                <text:p>1.008906231342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3069110220115">
                <text:p>0.96306911022011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601235712658">
                <text:p>1.0060123571265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99530614656054">
                <text:p>0.99953061465605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46029827160494">
                <text:p>0.94602982716049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6438665726826">
                <text:p>0.96643866572682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34263999197435">
                <text:p>0.93426399919743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2993860871444">
                <text:p>0.91299386087144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30515704117464">
                <text:p>0.93051570411746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71491837473846">
                <text:p>0.97149183747384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7032445538533">
                <text:p>0.92703244553853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5791015625">
                <text:p>0.94579101562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2911264381594">
                <text:p>0.9529112643815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5718114647934">
                <text:p>0.92571811464793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637066140868">
                <text:p>0.962637066140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0614629918791">
                <text:p>0.92061462991879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2053881821847">
                <text:p>0.972053881821847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6454758303626">
                <text:p>0.96645475830362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7477420527524">
                <text:p>0.91747742052752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2086280614555">
                <text:p>0.97208628061455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5834934915409">
                <text:p>0.94583493491540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54919000208">
                <text:p>0.9905491900020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8494215203923">
                <text:p>0.92849421520392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0773971769475">
                <text:p>0.95077397176947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2212929199429">
                <text:p>0.97221292919942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3909235357958">
                <text:p>0.91390923535795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3405818207657">
                <text:p>0.9340581820765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1073579637624">
                <text:p>0.9610735796376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4349884472869">
                <text:p>0.96434988447286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528469193867">
                <text:p>0.996528469193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291100423151">
                <text:p>1.0129110042315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9475479444215">
                <text:p>0.96947547944421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338243918668">
                <text:p>1.0933824391866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293873067483">
                <text:p>1.1029387306748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43249693311">
                <text:p>1.0594324969331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9054245503915">
                <text:p>0.97905424550391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768191047698">
                <text:p>1.0876819104769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786387839067">
                <text:p>1.0978638783906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64268556157323">
                <text:p>0.6426855615732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3209653358793">
                <text:p>0.98320965335879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0922871931395">
                <text:p>0.99092287193139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67954638895883">
                <text:p>0.6795463889588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32961173021022">
                <text:p>0.93296117302102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651348583845595">
                <text:p>0.65134858384559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74847804670043">
                <text:p>0.7484780467004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684190484790348">
                <text:p>0.68419048479034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19912429226947">
                <text:p>0.91991242922694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613031950624628">
                <text:p>0.61303195062462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4015703084383">
                <text:p>1.0401570308438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327219176321">
                <text:p>1.0332721917632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229577064514">
                <text:p>1.0222957706451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27219176321">
                <text:p>1.0332721917632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0069895993886">
                <text:p>1.000698959938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203844630586">
                <text:p>1.0120384463058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636025">
                <text:p>1.026360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84302216500181">
                <text:p>0.98430221650018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197825901405">
                <text:p>1.019782590140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86186579373338">
                <text:p>0.98618657937333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984302216500181">
                <text:p>0.98430221650018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1674146552428">
                <text:p>1.0167414655242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48509642590253">
                <text:p>0.94850964259025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36163040481">
                <text:p>1.0313616304048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23741161096062">
                <text:p>0.92374116109606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36782659403725">
                <text:p>0.93678265940372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190129176087">
                <text:p>1.019012917608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783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4098.75">
                <text:p>14098.7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2337.3333333333">
                <text:p>1233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